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03">
            <text:p>20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23">
            <text:p>22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06">
            <text:p>40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957">
            <text:p>1995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1946">
            <text:p>2194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3908">
            <text:p>2390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6">
            <text:p>2021-03-0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 - 1.29)">
            <text:p>(0.9 - 1.29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9">
            <text:p>1.1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9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16.875">
            <text:p>-316.87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36086276262852">
            <text:p>-0.0236086276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8462243212859">
            <text:p>0.9184622432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9.0119563046853">
            <text:p>-29.01195630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19.875">
            <text:p>-119.87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24610187110187">
            <text:p>-0.0124610187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56690777406574">
            <text:p>0.9566907774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55.125">
            <text:p>-55.12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0603118161925602">
            <text:p>-0.0060311816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78962159629984">
            <text:p>0.9789621596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96">
            <text:p>8896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81.875">
            <text:p>-81.875</text:p>
          </table:table-cell>
          <table:table-cell office:value-type="float" office:value="-181.375">
            <text:p>-181.375</text:p>
          </table:table-cell>
          <table:table-cell office:value-type="float" office:value="-303.375">
            <text:p>-303.375</text:p>
          </table:table-cell>
          <table:table-cell office:value-type="float" office:value="-0.00920357464028777">
            <text:p>-0.0092035746</text:p>
          </table:table-cell>
          <table:table-cell office:value-type="float" office:value="-0.0138222069806432">
            <text:p>-0.013822207</text:p>
          </table:table-cell>
          <table:table-cell office:value-type="float" office:value="-0.0168569761626938">
            <text:p>-0.0168569762</text:p>
          </table:table-cell>
          <table:table-cell office:value-type="float" office:value="0.967953512099865">
            <text:p>0.9679535121</text:p>
          </table:table-cell>
          <table:table-cell office:value-type="float" office:value="0.951996740243148">
            <text:p>0.9519967402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648">
            <text:p>8648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167.5">
            <text:p>-167.5</text:p>
          </table:table-cell>
          <table:table-cell office:value-type="float" office:value="-268.125">
            <text:p>-268.125</text:p>
          </table:table-cell>
          <table:table-cell office:value-type="float" office:value="-337.5">
            <text:p>-337.5</text:p>
          </table:table-cell>
          <table:table-cell office:value-type="float" office:value="-0.0193686401480111">
            <text:p>-0.0193686401</text:p>
          </table:table-cell>
          <table:table-cell office:value-type="float" office:value="-0.0204083574364439">
            <text:p>-0.0204083574</text:p>
          </table:table-cell>
          <table:table-cell office:value-type="float" office:value="-0.0185531306690121">
            <text:p>-0.0185531307</text:p>
          </table:table-cell>
          <table:table-cell office:value-type="float" office:value="0.93294504215548">
            <text:p>0.9329450422</text:p>
          </table:table-cell>
          <table:table-cell office:value-type="float" office:value="0.929387091036823">
            <text:p>0.929387091</text:p>
          </table:table-cell>
          <table:table-cell office:value-type="float" office:value="0.935738711227395">
            <text:p>0.9357387112</text:p>
          </table:table-cell>
          <table:table-cell office:value-type="float" office:value="0">
            <text:p>0</text:p>
          </table:table-cell>
          <table:table-cell office:value-type="float" office:value="-33.6161240918764">
            <text:p>-33.61612409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9017">
            <text:p>9017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146.25">
            <text:p>-146.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162193634246423">
            <text:p>-0.0162193634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43747840803557">
            <text:p>0.9437478408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table:number-columns-repeated="2"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781">
            <text:p>781</text:p>
          </table:table-cell>
          <table:table-cell table:number-columns-repeated="2"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2085">
            <text:p>12085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22.875">
            <text:p>-122.87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01675630947456">
            <text:p>-0.0101675631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6461615267339">
            <text:p>0.9646161527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776">
            <text:p>12776</text:p>
          </table:table-cell>
          <table:table-cell office:value-type="float" office:value="17997">
            <text:p>17997</text:p>
          </table:table-cell>
          <table:table-cell office:value-type="float" office:value="-56.875">
            <text:p>-56.875</text:p>
          </table:table-cell>
          <table:table-cell office:value-type="float" office:value="-163">
            <text:p>-163</text:p>
          </table:table-cell>
          <table:table-cell office:value-type="float" office:value="-303.375">
            <text:p>-303.375</text:p>
          </table:table-cell>
          <table:table-cell office:value-type="float" office:value="-0.00641567963902989">
            <text:p>-0.0064156796</text:p>
          </table:table-cell>
          <table:table-cell office:value-type="float" office:value="-0.0127582968065122">
            <text:p>-0.0127582968</text:p>
          </table:table-cell>
          <table:table-cell office:value-type="float" office:value="-0.0168569761626938">
            <text:p>-0.0168569762</text:p>
          </table:table-cell>
          <table:table-cell office:value-type="float" office:value="0.977625796716047">
            <text:p>0.9776257967</text:p>
          </table:table-cell>
          <table:table-cell office:value-type="float" office:value="0.955664998486517">
            <text:p>0.955664998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1130">
            <text:p>1130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8780">
            <text:p>8780</text:p>
          </table:table-cell>
          <table:table-cell office:value-type="float" office:value="11638">
            <text:p>11638</text:p>
          </table:table-cell>
          <table:table-cell office:value-type="float" office:value="18223">
            <text:p>18223</text:p>
          </table:table-cell>
          <table:table-cell office:value-type="float" office:value="-207.25">
            <text:p>-207.25</text:p>
          </table:table-cell>
          <table:table-cell office:value-type="float" office:value="-87.375">
            <text:p>-87.375</text:p>
          </table:table-cell>
          <table:table-cell office:value-type="float" office:value="-332">
            <text:p>-332</text:p>
          </table:table-cell>
          <table:table-cell office:value-type="float" office:value="-0.0236047835990888">
            <text:p>-0.0236047836</text:p>
          </table:table-cell>
          <table:table-cell office:value-type="float" office:value="-0.00750773328750644">
            <text:p>-0.0075077333</text:p>
          </table:table-cell>
          <table:table-cell office:value-type="float" office:value="-0.0182187345662075">
            <text:p>-0.0182187346</text:p>
          </table:table-cell>
          <table:table-cell office:value-type="float" office:value="0.918475341588358">
            <text:p>0.9184753416</text:p>
          </table:table-cell>
          <table:table-cell office:value-type="float" office:value="0.973833410969595">
            <text:p>0.973833411</text:p>
          </table:table-cell>
          <table:table-cell office:value-type="float" office:value="0.936884996705094">
            <text:p>0.9368849967</text:p>
          </table:table-cell>
          <table:table-cell office:value-type="float" office:value="-29.0167377787254">
            <text:p>-29.01673777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46">
            <text:p>1146</text:p>
          </table:table-cell>
          <table:table-cell office:value-type="float" office:value="8326">
            <text:p>8326</text:p>
          </table:table-cell>
          <table:table-cell office:value-type="float" office:value="11437">
            <text:p>11437</text:p>
          </table:table-cell>
          <table:table-cell office:value-type="float" office:value="16548">
            <text:p>16548</text:p>
          </table:table-cell>
          <table:table-cell office:value-type="float" office:value="-70.75">
            <text:p>-70.75</text:p>
          </table:table-cell>
          <table:table-cell office:value-type="float" office:value="-215.25">
            <text:p>-215.25</text:p>
          </table:table-cell>
          <table:table-cell office:value-type="float" office:value="-242.875">
            <text:p>-242.875</text:p>
          </table:table-cell>
          <table:table-cell office:value-type="float" office:value="-0.00849747778044679">
            <text:p>-0.0084974778</text:p>
          </table:table-cell>
          <table:table-cell office:value-type="float" office:value="-0.0188204948850223">
            <text:p>-0.0188204949</text:p>
          </table:table-cell>
          <table:table-cell office:value-type="float" office:value="-0.0146770002417211">
            <text:p>-0.0146770002</text:p>
          </table:table-cell>
          <table:table-cell office:value-type="float" office:value="0.970400353740549">
            <text:p>0.9704003537</text:p>
          </table:table-cell>
          <table:table-cell office:value-type="float" office:value="0.934822521516748">
            <text:p>0.9348225215</text:p>
          </table:table-cell>
          <table:table-cell office:value-type="float" office:value="0.949052711252724">
            <text:p>0.94905271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8290">
            <text:p>8290</text:p>
          </table:table-cell>
          <table:table-cell office:value-type="float" office:value="11653">
            <text:p>11653</text:p>
          </table:table-cell>
          <table:table-cell office:value-type="float" office:value="16248">
            <text:p>16248</text:p>
          </table:table-cell>
          <table:table-cell office:value-type="float" office:value="24.125">
            <text:p>24.125</text:p>
          </table:table-cell>
          <table:table-cell office:value-type="float" office:value="-96.25">
            <text:p>-96.25</text:p>
          </table:table-cell>
          <table:table-cell office:value-type="float" office:value="-169.25">
            <text:p>-169.25</text:p>
          </table:table-cell>
          <table:table-cell office:value-type="float" office:value="0.00291013268998794">
            <text:p>0.0029101327</text:p>
          </table:table-cell>
          <table:table-cell office:value-type="float" office:value="-0.00825967562001201">
            <text:p>-0.0082596756</text:p>
          </table:table-cell>
          <table:table-cell office:value-type="float" office:value="-0.0104166666666667">
            <text:p>-0.0104166667</text:p>
          </table:table-cell>
          <table:table-cell office:value-type="float" office:value="1.01020206340461">
            <text:p>1.0102020634</text:p>
          </table:table-cell>
          <table:table-cell office:value-type="float" office:value="0.971224850923">
            <text:p>0.9712248509</text:p>
          </table:table-cell>
          <table:table-cell office:value-type="float" office:value="0.963754340277778">
            <text:p>0.96375434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8006">
            <text:p>8006</text:p>
          </table:table-cell>
          <table:table-cell office:value-type="float" office:value="11356">
            <text:p>11356</text:p>
          </table:table-cell>
          <table:table-cell office:value-type="float" office:value="17217">
            <text:p>17217</text:p>
          </table:table-cell>
          <table:table-cell office:value-type="float" office:value="-159">
            <text:p>-159</text:p>
          </table:table-cell>
          <table:table-cell office:value-type="float" office:value="-35">
            <text:p>-35</text:p>
          </table:table-cell>
          <table:table-cell office:value-type="float" office:value="-227.5">
            <text:p>-227.5</text:p>
          </table:table-cell>
          <table:table-cell office:value-type="float" office:value="-0.019860104921309">
            <text:p>-0.0198601049</text:p>
          </table:table-cell>
          <table:table-cell office:value-type="float" office:value="-0.00308207115181402">
            <text:p>-0.0030820712</text:p>
          </table:table-cell>
          <table:table-cell office:value-type="float" office:value="-0.0132136841493872">
            <text:p>-0.0132136841</text:p>
          </table:table-cell>
          <table:table-cell office:value-type="float" office:value="0.93126270335969">
            <text:p>0.9312627034</text:p>
          </table:table-cell>
          <table:table-cell office:value-type="float" office:value="0.989231369327317">
            <text:p>0.9892313693</text:p>
          </table:table-cell>
          <table:table-cell office:value-type="float" office:value="0.954094324316792">
            <text:p>0.95409432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9">
            <text:p>369</text:p>
          </table:table-cell>
          <table:table-cell office:value-type="float" office:value="8007">
            <text:p>8007</text:p>
          </table:table-cell>
          <table:table-cell office:value-type="float" office:value="11130">
            <text:p>11130</text:p>
          </table:table-cell>
          <table:table-cell office:value-type="float" office:value="15657">
            <text:p>15657</text:p>
          </table:table-cell>
          <table:table-cell office:value-type="float" office:value="-133.375">
            <text:p>-133.375</text:p>
          </table:table-cell>
          <table:table-cell office:value-type="float" office:value="-237">
            <text:p>-237</text:p>
          </table:table-cell>
          <table:table-cell office:value-type="float" office:value="-146">
            <text:p>-146</text:p>
          </table:table-cell>
          <table:table-cell office:value-type="float" office:value="-0.0166572998626202">
            <text:p>-0.0166572999</text:p>
          </table:table-cell>
          <table:table-cell office:value-type="float" office:value="-0.0212938005390836">
            <text:p>-0.0212938005</text:p>
          </table:table-cell>
          <table:table-cell office:value-type="float" office:value="-0.00932490259947627">
            <text:p>-0.0093249026</text:p>
          </table:table-cell>
          <table:table-cell office:value-type="float" office:value="0.942243283132707">
            <text:p>0.9422432831</text:p>
          </table:table-cell>
          <table:table-cell office:value-type="float" office:value="0.926360412958348">
            <text:p>0.926360413</text:p>
          </table:table-cell>
          <table:table-cell office:value-type="float" office:value="0.967533270366473">
            <text:p>0.9675332704</text:p>
          </table:table-cell>
          <table:table-cell office:value-type="float" office:value="0">
            <text:p>0</text:p>
          </table:table-cell>
          <table:table-cell office:value-type="float" office:value="-32.2037785982784">
            <text:p>-32.20377859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8360">
            <text:p>8360</text:p>
          </table:table-cell>
          <table:table-cell office:value-type="float" office:value="10838">
            <text:p>10838</text:p>
          </table:table-cell>
          <table:table-cell office:value-type="float" office:value="15403">
            <text:p>15403</text:p>
          </table:table-cell>
          <table:table-cell office:value-type="float" office:value="-77.875">
            <text:p>-77.875</text:p>
          </table:table-cell>
          <table:table-cell office:value-type="float" office:value="-78">
            <text:p>-78</text:p>
          </table:table-cell>
          <table:table-cell office:value-type="float" office:value="-271.25">
            <text:p>-271.25</text:p>
          </table:table-cell>
          <table:table-cell office:value-type="float" office:value="-0.00931519138755981">
            <text:p>-0.0093151914</text:p>
          </table:table-cell>
          <table:table-cell office:value-type="float" office:value="-0.00719689979701052">
            <text:p>-0.0071968998</text:p>
          </table:table-cell>
          <table:table-cell office:value-type="float" office:value="-0.0176102058040641">
            <text:p>-0.0176102058</text:p>
          </table:table-cell>
          <table:table-cell office:value-type="float" office:value="0.967566904813091">
            <text:p>0.9675669048</text:p>
          </table:table-cell>
          <table:table-cell office:value-type="float" office:value="0.974912369629172">
            <text:p>0.9749123696</text:p>
          </table:table-cell>
          <table:table-cell office:value-type="float" office:value="0.93897211360876">
            <text:p>0.93897211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914">
            <text:p>914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8270">
            <text:p>8270</text:p>
          </table:table-cell>
          <table:table-cell office:value-type="float" office:value="11846">
            <text:p>11846</text:p>
          </table:table-cell>
          <table:table-cell office:value-type="float" office:value="16243">
            <text:p>16243</text:p>
          </table:table-cell>
          <table:table-cell office:value-type="float" office:value="-17.25">
            <text:p>-17.25</text:p>
          </table:table-cell>
          <table:table-cell office:value-type="float" office:value="-59">
            <text:p>-59</text:p>
          </table:table-cell>
          <table:table-cell office:value-type="float" office:value="-197.5">
            <text:p>-197.5</text:p>
          </table:table-cell>
          <table:table-cell office:value-type="float" office:value="-0.00208585247883918">
            <text:p>-0.0020858525</text:p>
          </table:table-cell>
          <table:table-cell office:value-type="float" office:value="-0.00498058416343069">
            <text:p>-0.0049805842</text:p>
          </table:table-cell>
          <table:table-cell office:value-type="float" office:value="-0.0121590839130702">
            <text:p>-0.0121590839</text:p>
          </table:table-cell>
          <table:table-cell office:value-type="float" office:value="0.992708043853967">
            <text:p>0.9927080439</text:p>
          </table:table-cell>
          <table:table-cell office:value-type="float" office:value="0.982616575616466">
            <text:p>0.9826165756</text:p>
          </table:table-cell>
          <table:table-cell office:value-type="float" office:value="0.9577329792146">
            <text:p>0.957732979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1006">
            <text:p>1006</text:p>
          </table:table-cell>
          <table:table-cell office:value-type="float" office:value="670">
            <text:p>670</text:p>
          </table:table-cell>
          <table:table-cell office:value-type="float" office:value="1006">
            <text:p>1006</text:p>
          </table:table-cell>
          <table:table-cell office:value-type="float" office:value="8006">
            <text:p>8006</text:p>
          </table:table-cell>
          <table:table-cell office:value-type="float" office:value="11150">
            <text:p>11150</text:p>
          </table:table-cell>
          <table:table-cell office:value-type="float" office:value="17243">
            <text:p>17243</text:p>
          </table:table-cell>
          <table:table-cell office:value-type="float" office:value="-159">
            <text:p>-159</text:p>
          </table:table-cell>
          <table:table-cell office:value-type="float" office:value="8.75">
            <text:p>8.75</text:p>
          </table:table-cell>
          <table:table-cell office:value-type="float" office:value="-205.25">
            <text:p>-205.25</text:p>
          </table:table-cell>
          <table:table-cell office:value-type="float" office:value="-0.019860104921309">
            <text:p>-0.0198601049</text:p>
          </table:table-cell>
          <table:table-cell office:value-type="float" office:value="0.0007847533632287">
            <text:p>0.0007847534</text:p>
          </table:table-cell>
          <table:table-cell office:value-type="float" office:value="-0.0119033810821783">
            <text:p>-0.0119033811</text:p>
          </table:table-cell>
          <table:table-cell office:value-type="float" office:value="0.93126270335969">
            <text:p>0.9312627034</text:p>
          </table:table-cell>
          <table:table-cell office:value-type="float" office:value="1.00274784381347">
            <text:p>1.0027478438</text:p>
          </table:table-cell>
          <table:table-cell office:value-type="float" office:value="0.958615879555504">
            <text:p>0.9586158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522">
            <text:p>522</text:p>
          </table:table-cell>
          <table:table-cell table:number-columns-repeated="2" office:value-type="float" office:value="732">
            <text:p>732</text:p>
          </table:table-cell>
          <table:table-cell office:value-type="float" office:value="8007">
            <text:p>8007</text:p>
          </table:table-cell>
          <table:table-cell office:value-type="float" office:value="10336">
            <text:p>10336</text:p>
          </table:table-cell>
          <table:table-cell office:value-type="float" office:value="15713">
            <text:p>15713</text:p>
          </table:table-cell>
          <table:table-cell office:value-type="float" office:value="-133.375">
            <text:p>-133.375</text:p>
          </table:table-cell>
          <table:table-cell office:value-type="float" office:value="144.5">
            <text:p>144.5</text:p>
          </table:table-cell>
          <table:table-cell office:value-type="float" office:value="-106.25">
            <text:p>-106.25</text:p>
          </table:table-cell>
          <table:table-cell office:value-type="float" office:value="-0.0166572998626202">
            <text:p>-0.0166572999</text:p>
          </table:table-cell>
          <table:table-cell office:value-type="float" office:value="0.0139802631578947">
            <text:p>0.0139802632</text:p>
          </table:table-cell>
          <table:table-cell office:value-type="float" office:value="-0.0067619168841087">
            <text:p>-0.0067619169</text:p>
          </table:table-cell>
          <table:table-cell office:value-type="float" office:value="0.942243283132707">
            <text:p>0.9422432831</text:p>
          </table:table-cell>
          <table:table-cell office:value-type="float" office:value="1.04931399865824">
            <text:p>1.0493139987</text:p>
          </table:table-cell>
          <table:table-cell office:value-type="float" office:value="0.976422909004717">
            <text:p>0.9764229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7725">
            <text:p>7725</text:p>
          </table:table-cell>
          <table:table-cell office:value-type="float" office:value="10636">
            <text:p>10636</text:p>
          </table:table-cell>
          <table:table-cell office:value-type="float" office:value="14627">
            <text:p>14627</text:p>
          </table:table-cell>
          <table:table-cell office:value-type="float" office:value="149.75">
            <text:p>149.75</text:p>
          </table:table-cell>
          <table:table-cell office:value-type="float" office:value="-61">
            <text:p>-61</text:p>
          </table:table-cell>
          <table:table-cell office:value-type="float" office:value="-76.125">
            <text:p>-76.125</text:p>
          </table:table-cell>
          <table:table-cell office:value-type="float" office:value="0.0193851132686084">
            <text:p>0.0193851133</text:p>
          </table:table-cell>
          <table:table-cell office:value-type="float" office:value="-0.0057352388115833">
            <text:p>-0.0057352388</text:p>
          </table:table-cell>
          <table:table-cell office:value-type="float" office:value="-0.00520441649005264">
            <text:p>-0.0052044165</text:p>
          </table:table-cell>
          <table:table-cell office:value-type="float" office:value="1.06858443036835">
            <text:p>1.0685844304</text:p>
          </table:table-cell>
          <table:table-cell office:value-type="float" office:value="0.979991134369341">
            <text:p>0.9799911344</text:p>
          </table:table-cell>
          <table:table-cell office:value-type="float" office:value="0.98183763074878">
            <text:p>0.98183763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7786">
            <text:p>7786</text:p>
          </table:table-cell>
          <table:table-cell office:value-type="float" office:value="10533">
            <text:p>10533</text:p>
          </table:table-cell>
          <table:table-cell office:value-type="float" office:value="15872">
            <text:p>15872</text:p>
          </table:table-cell>
          <table:table-cell office:value-type="float" office:value="37.5">
            <text:p>37.5</text:p>
          </table:table-cell>
          <table:table-cell office:value-type="float" office:value="-115.25">
            <text:p>-115.25</text:p>
          </table:table-cell>
          <table:table-cell office:value-type="float" office:value="-114">
            <text:p>-114</text:p>
          </table:table-cell>
          <table:table-cell office:value-type="float" office:value="0.00481633701515541">
            <text:p>0.004816337</text:p>
          </table:table-cell>
          <table:table-cell office:value-type="float" office:value="-0.0109418019557581">
            <text:p>-0.010941802</text:p>
          </table:table-cell>
          <table:table-cell office:value-type="float" office:value="-0.00718245967741935">
            <text:p>-0.0071824597</text:p>
          </table:table-cell>
          <table:table-cell office:value-type="float" office:value="1.01690264587344">
            <text:p>1.0169026459</text:p>
          </table:table-cell>
          <table:table-cell office:value-type="float" office:value="0.961938350293723">
            <text:p>0.9619383503</text:p>
          </table:table-cell>
          <table:table-cell office:value-type="float" office:value="0.974962503073987">
            <text:p>0.97496250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8007">
            <text:p>8007</text:p>
          </table:table-cell>
          <table:table-cell office:value-type="float" office:value="10282">
            <text:p>10282</text:p>
          </table:table-cell>
          <table:table-cell office:value-type="float" office:value="15061">
            <text:p>15061</text:p>
          </table:table-cell>
          <table:table-cell office:value-type="float" office:value="-179.75">
            <text:p>-179.75</text:p>
          </table:table-cell>
          <table:table-cell office:value-type="float" office:value="99.125">
            <text:p>99.125</text:p>
          </table:table-cell>
          <table:table-cell office:value-type="float" office:value="11.75">
            <text:p>11.75</text:p>
          </table:table-cell>
          <table:table-cell office:value-type="float" office:value="-0.0224491070313476">
            <text:p>-0.022449107</text:p>
          </table:table-cell>
          <table:table-cell office:value-type="float" office:value="0.0096406341178759">
            <text:p>0.0096406341</text:p>
          </table:table-cell>
          <table:table-cell office:value-type="float" office:value="0.000780160679901733">
            <text:p>0.0007801607</text:p>
          </table:table-cell>
          <table:table-cell office:value-type="float" office:value="0.922415891707033">
            <text:p>0.9224158917</text:p>
          </table:table-cell>
          <table:table-cell office:value-type="float" office:value="1.03392438539191">
            <text:p>1.0339243854</text:p>
          </table:table-cell>
          <table:table-cell office:value-type="float" office:value="1.002731755335">
            <text:p>1.0027317553</text:p>
          </table:table-cell>
          <table:table-cell office:value-type="float" office:value="-30.5284958774775">
            <text:p>-30.52849587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945">
            <text:p>7945</text:p>
          </table:table-cell>
          <table:table-cell office:value-type="float" office:value="10496">
            <text:p>10496</text:p>
          </table:table-cell>
          <table:table-cell office:value-type="float" office:value="15555">
            <text:p>15555</text:p>
          </table:table-cell>
          <table:table-cell office:value-type="float" office:value="-135.625">
            <text:p>-135.625</text:p>
          </table:table-cell>
          <table:table-cell office:value-type="float" office:value="67.5">
            <text:p>67.5</text:p>
          </table:table-cell>
          <table:table-cell office:value-type="float" office:value="158.125">
            <text:p>158.125</text:p>
          </table:table-cell>
          <table:table-cell office:value-type="float" office:value="-0.0170704845814978">
            <text:p>-0.0170704846</text:p>
          </table:table-cell>
          <table:table-cell office:value-type="float" office:value="0.00643102134146341">
            <text:p>0.0064310213</text:p>
          </table:table-cell>
          <table:table-cell office:value-type="float" office:value="0.0101655416264867">
            <text:p>0.0101655416</text:p>
          </table:table-cell>
          <table:table-cell office:value-type="float" office:value="0.940824450794698">
            <text:p>0.9408244508</text:p>
          </table:table-cell>
          <table:table-cell office:value-type="float" office:value="1.02258963644469">
            <text:p>1.0225896364</text:p>
          </table:table-cell>
          <table:table-cell office:value-type="float" office:value="1.03578193863636">
            <text:p>1.03578193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1">
            <text:p>361</text:p>
          </table:table-cell>
          <table:table-cell office:value-type="float" office:value="7950">
            <text:p>7950</text:p>
          </table:table-cell>
          <table:table-cell office:value-type="float" office:value="10923">
            <text:p>10923</text:p>
          </table:table-cell>
          <table:table-cell office:value-type="float" office:value="17087">
            <text:p>17087</text:p>
          </table:table-cell>
          <table:table-cell office:value-type="float" office:value="200.25">
            <text:p>200.25</text:p>
          </table:table-cell>
          <table:table-cell office:value-type="float" office:value="-62.25">
            <text:p>-62.25</text:p>
          </table:table-cell>
          <table:table-cell office:value-type="float" office:value="158.5">
            <text:p>158.5</text:p>
          </table:table-cell>
          <table:table-cell office:value-type="float" office:value="0.025188679245283">
            <text:p>0.0251886792</text:p>
          </table:table-cell>
          <table:table-cell office:value-type="float" office:value="-0.00569898379566053">
            <text:p>-0.0056989838</text:p>
          </table:table-cell>
          <table:table-cell office:value-type="float" office:value="0.00927605782173582">
            <text:p>0.0092760578</text:p>
          </table:table-cell>
          <table:table-cell office:value-type="float" office:value="1.08940393770025">
            <text:p>1.0894039377</text:p>
          </table:table-cell>
          <table:table-cell office:value-type="float" office:value="0.980117214411142">
            <text:p>0.9801172144</text:p>
          </table:table-cell>
          <table:table-cell office:value-type="float" office:value="1.03263485106355">
            <text:p>1.0326348511</text:p>
          </table:table-cell>
          <table:table-cell office:value-type="float" office:value="27.8633393460387">
            <text:p>27.8633393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table:number-columns-repeated="2" office:value-type="float" office:value="880">
            <text:p>880</text:p>
          </table:table-cell>
          <table:table-cell office:value-type="float" office:value="7382">
            <text:p>7382</text:p>
          </table:table-cell>
          <table:table-cell office:value-type="float" office:value="11664">
            <text:p>11664</text:p>
          </table:table-cell>
          <table:table-cell office:value-type="float" office:value="16617">
            <text:p>16617</text:p>
          </table:table-cell>
          <table:table-cell office:value-type="float" office:value="7.375">
            <text:p>7.375</text:p>
          </table:table-cell>
          <table:table-cell office:value-type="float" office:value="-97.875">
            <text:p>-97.875</text:p>
          </table:table-cell>
          <table:table-cell office:value-type="float" office:value="342">
            <text:p>342</text:p>
          </table:table-cell>
          <table:table-cell office:value-type="float" office:value="0.000999051747493904">
            <text:p>0.0009990517</text:p>
          </table:table-cell>
          <table:table-cell office:value-type="float" office:value="-0.0083912037037037">
            <text:p>-0.0083912037</text:p>
          </table:table-cell>
          <table:table-cell office:value-type="float" office:value="0.020581332370464">
            <text:p>0.0205813324</text:p>
          </table:table-cell>
          <table:table-cell office:value-type="float" office:value="1.00349863740084">
            <text:p>1.0034986374</text:p>
          </table:table-cell>
          <table:table-cell office:value-type="float" office:value="0.970768795144247">
            <text:p>0.9707687951</text:p>
          </table:table-cell>
          <table:table-cell office:value-type="float" office:value="1.07286490213123">
            <text:p>1.0728649021</text:p>
          </table:table-cell>
          <table:table-cell table:number-columns-repeated="2" office:value-type="float" office:value="0">
            <text:p>0</text:p>
          </table:table-cell>
          <table:table-cell office:value-type="float" office:value="34.0238374839468">
            <text:p>34.023837483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7612">
            <text:p>7612</text:p>
          </table:table-cell>
          <table:table-cell office:value-type="float" office:value="11088">
            <text:p>11088</text:p>
          </table:table-cell>
          <table:table-cell office:value-type="float" office:value="15977">
            <text:p>15977</text:p>
          </table:table-cell>
          <table:table-cell office:value-type="float" office:value="-9.25">
            <text:p>-9.25</text:p>
          </table:table-cell>
          <table:table-cell office:value-type="float" office:value="-78.375">
            <text:p>-78.375</text:p>
          </table:table-cell>
          <table:table-cell office:value-type="float" office:value="561.75">
            <text:p>561.75</text:p>
          </table:table-cell>
          <table:table-cell office:value-type="float" office:value="-0.00121518654755649">
            <text:p>-0.0012151865</text:p>
          </table:table-cell>
          <table:table-cell office:value-type="float" office:value="-0.00706845238095238">
            <text:p>-0.0070684524</text:p>
          </table:table-cell>
          <table:table-cell office:value-type="float" office:value="0.0351599173812355">
            <text:p>0.0351599174</text:p>
          </table:table-cell>
          <table:table-cell office:value-type="float" office:value="0.995749741373109">
            <text:p>0.9957497414</text:p>
          </table:table-cell>
          <table:table-cell office:value-type="float" office:value="0.975358344184028">
            <text:p>0.9753583442</text:p>
          </table:table-cell>
          <table:table-cell office:value-type="float" office:value="1.12548270162322">
            <text:p>1.1254827016</text:p>
          </table:table-cell>
          <table:table-cell table:number-columns-repeated="2" office:value-type="float" office:value="0">
            <text:p>0</text:p>
          </table:table-cell>
          <table:table-cell office:value-type="float" office:value="20.058707559365">
            <text:p>20.058707559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804">
            <text:p>7804</text:p>
          </table:table-cell>
          <table:table-cell office:value-type="float" office:value="11243">
            <text:p>11243</text:p>
          </table:table-cell>
          <table:table-cell office:value-type="float" office:value="16576">
            <text:p>16576</text:p>
          </table:table-cell>
          <table:table-cell office:value-type="float" office:value="-17.375">
            <text:p>-17.375</text:p>
          </table:table-cell>
          <table:table-cell office:value-type="float" office:value="224.75">
            <text:p>224.75</text:p>
          </table:table-cell>
          <table:table-cell office:value-type="float" office:value="356.125">
            <text:p>356.125</text:p>
          </table:table-cell>
          <table:table-cell office:value-type="float" office:value="-0.0022264223475141">
            <text:p>-0.0022264223</text:p>
          </table:table-cell>
          <table:table-cell office:value-type="float" office:value="0.0199902161344837">
            <text:p>0.0199902161</text:p>
          </table:table-cell>
          <table:table-cell office:value-type="float" office:value="0.021484375">
            <text:p>0.021484375</text:p>
          </table:table-cell>
          <table:table-cell office:value-type="float" office:value="0.992217237418381">
            <text:p>0.9922172374</text:p>
          </table:table-cell>
          <table:table-cell office:value-type="float" office:value="1.07074898960326">
            <text:p>1.0707489896</text:p>
          </table:table-cell>
          <table:table-cell office:value-type="float" office:value="1.07610000610352">
            <text:p>1.0761000061</text:p>
          </table:table-cell>
          <table:table-cell table:number-columns-repeated="2" office:value-type="float" office:value="0">
            <text:p>0</text:p>
          </table:table-cell>
          <table:table-cell office:value-type="float" office:value="32.6081963424197">
            <text:p>32.608196342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437">
            <text:p>437</text:p>
          </table:table-cell>
          <table:table-cell office:value-type="float" office:value="7310">
            <text:p>7310</text:p>
          </table:table-cell>
          <table:table-cell office:value-type="float" office:value="11774">
            <text:p>11774</text:p>
          </table:table-cell>
          <table:table-cell office:value-type="float" office:value="17087">
            <text:p>17087</text:p>
          </table:table-cell>
          <table:table-cell office:value-type="float" office:value="43.75">
            <text:p>43.75</text:p>
          </table:table-cell>
          <table:table-cell office:value-type="float" office:value="47.875">
            <text:p>47.875</text:p>
          </table:table-cell>
          <table:table-cell office:value-type="float" office:value="158.5">
            <text:p>158.5</text:p>
          </table:table-cell>
          <table:table-cell office:value-type="float" office:value="0.00598495212038304">
            <text:p>0.0059849521</text:p>
          </table:table-cell>
          <table:table-cell office:value-type="float" office:value="0.00406616273144216">
            <text:p>0.0040661627</text:p>
          </table:table-cell>
          <table:table-cell office:value-type="float" office:value="0.00927605782173582">
            <text:p>0.0092760578</text:p>
          </table:table-cell>
          <table:table-cell office:value-type="float" office:value="1.02101753893903">
            <text:p>1.0210175389</text:p>
          </table:table-cell>
          <table:table-cell office:value-type="float" office:value="1.01426397557159">
            <text:p>1.0142639756</text:p>
          </table:table-cell>
          <table:table-cell office:value-type="float" office:value="1.03263485106355">
            <text:p>1.03263485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7382">
            <text:p>7382</text:p>
          </table:table-cell>
          <table:table-cell office:value-type="float" office:value="11524">
            <text:p>11524</text:p>
          </table:table-cell>
          <table:table-cell office:value-type="float" office:value="16437">
            <text:p>16437</text:p>
          </table:table-cell>
          <table:table-cell office:value-type="float" office:value="7.375">
            <text:p>7.375</text:p>
          </table:table-cell>
          <table:table-cell office:value-type="float" office:value="-30.5">
            <text:p>-30.5</text:p>
          </table:table-cell>
          <table:table-cell office:value-type="float" office:value="275.375">
            <text:p>275.375</text:p>
          </table:table-cell>
          <table:table-cell office:value-type="float" office:value="0.000999051747493904">
            <text:p>0.0009990517</text:p>
          </table:table-cell>
          <table:table-cell office:value-type="float" office:value="-0.0026466504685873">
            <text:p>-0.0026466505</text:p>
          </table:table-cell>
          <table:table-cell office:value-type="float" office:value="0.0167533613189755">
            <text:p>0.0167533613</text:p>
          </table:table-cell>
          <table:table-cell office:value-type="float" office:value="1.00349863740084">
            <text:p>1.0034986374</text:p>
          </table:table-cell>
          <table:table-cell office:value-type="float" office:value="0.990750452687002">
            <text:p>0.9907504527</text:p>
          </table:table-cell>
          <table:table-cell office:value-type="float" office:value="1.05918688784276">
            <text:p>1.05918688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594">
            <text:p>7594</text:p>
          </table:table-cell>
          <table:table-cell office:value-type="float" office:value="11210">
            <text:p>11210</text:p>
          </table:table-cell>
          <table:table-cell office:value-type="float" office:value="18292">
            <text:p>18292</text:p>
          </table:table-cell>
          <table:table-cell office:value-type="float" office:value="24.5">
            <text:p>24.5</text:p>
          </table:table-cell>
          <table:table-cell office:value-type="float" office:value="325.5">
            <text:p>325.5</text:p>
          </table:table-cell>
          <table:table-cell office:value-type="float" office:value="-107.875">
            <text:p>-107.875</text:p>
          </table:table-cell>
          <table:table-cell office:value-type="float" office:value="0.00322623123518567">
            <text:p>0.0032262312</text:p>
          </table:table-cell>
          <table:table-cell office:value-type="float" office:value="0.0290365744870651">
            <text:p>0.0290365745</text:p>
          </table:table-cell>
          <table:table-cell office:value-type="float" office:value="-0.0058973868357752">
            <text:p>-0.0058973868</text:p>
          </table:table-cell>
          <table:table-cell office:value-type="float" office:value="1.0113122101164">
            <text:p>1.0113122101</text:p>
          </table:table-cell>
          <table:table-cell office:value-type="float" office:value="1.1032805311143">
            <text:p>1.1032805311</text:p>
          </table:table-cell>
          <table:table-cell office:value-type="float" office:value="0.979427313250909">
            <text:p>0.9794273133</text:p>
          </table:table-cell>
          <table:table-cell office:value-type="float" office:value="0">
            <text:p>0</text:p>
          </table:table-cell>
          <table:table-cell office:value-type="float" office:value="24.216440695457">
            <text:p>24.21644069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8335">
            <text:p>8335</text:p>
          </table:table-cell>
          <table:table-cell office:value-type="float" office:value="11580">
            <text:p>11580</text:p>
          </table:table-cell>
          <table:table-cell office:value-type="float" office:value="19263">
            <text:p>19263</text:p>
          </table:table-cell>
          <table:table-cell office:value-type="float" office:value="109.5">
            <text:p>109.5</text:p>
          </table:table-cell>
          <table:table-cell office:value-type="float" office:value="-91.875">
            <text:p>-91.875</text:p>
          </table:table-cell>
          <table:table-cell office:value-type="float" office:value="-206.25">
            <text:p>-206.25</text:p>
          </table:table-cell>
          <table:table-cell office:value-type="float" office:value="0.0131373725254949">
            <text:p>0.0131373725</text:p>
          </table:table-cell>
          <table:table-cell office:value-type="float" office:value="-0.0079339378238342">
            <text:p>-0.0079339378</text:p>
          </table:table-cell>
          <table:table-cell office:value-type="float" office:value="-0.0107070549758605">
            <text:p>-0.010707055</text:p>
          </table:table-cell>
          <table:table-cell office:value-type="float" office:value="1.0463190813307">
            <text:p>1.0463190813</text:p>
          </table:table-cell>
          <table:table-cell office:value-type="float" office:value="0.972354594460589">
            <text:p>0.9723545945</text:p>
          </table:table-cell>
          <table:table-cell office:value-type="float" office:value="0.96275000399595">
            <text:p>0.9627500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709">
            <text:p>8709</text:p>
          </table:table-cell>
          <table:table-cell office:value-type="float" office:value="11690">
            <text:p>11690</text:p>
          </table:table-cell>
          <table:table-cell office:value-type="float" office:value="17529">
            <text:p>17529</text:p>
          </table:table-cell>
          <table:table-cell office:value-type="float" office:value="61.25">
            <text:p>61.25</text:p>
          </table:table-cell>
          <table:table-cell office:value-type="float" office:value="173.25">
            <text:p>173.25</text:p>
          </table:table-cell>
          <table:table-cell office:value-type="float" office:value="2.5">
            <text:p>2.5</text:p>
          </table:table-cell>
          <table:table-cell office:value-type="float" office:value="0.00703295441497302">
            <text:p>0.0070329544</text:p>
          </table:table-cell>
          <table:table-cell office:value-type="float" office:value="0.0148203592814371">
            <text:p>0.0148203593</text:p>
          </table:table-cell>
          <table:table-cell office:value-type="float" office:value="0.000142620799817445">
            <text:p>0.0001426208</text:p>
          </table:table-cell>
          <table:table-cell office:value-type="float" office:value="1.0247122868501">
            <text:p>1.0247122869</text:p>
          </table:table-cell>
          <table:table-cell office:value-type="float" office:value="1.05230175786152">
            <text:p>1.0523017579</text:p>
          </table:table-cell>
          <table:table-cell office:value-type="float" office:value="1.00049921266712">
            <text:p>1.00049921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8884">
            <text:p>8884</text:p>
          </table:table-cell>
          <table:table-cell office:value-type="float" office:value="11487">
            <text:p>11487</text:p>
          </table:table-cell>
          <table:table-cell office:value-type="float" office:value="15774">
            <text:p>15774</text:p>
          </table:table-cell>
          <table:table-cell office:value-type="float" office:value="-102">
            <text:p>-102</text:p>
          </table:table-cell>
          <table:table-cell office:value-type="float" office:value="208.75">
            <text:p>208.75</text:p>
          </table:table-cell>
          <table:table-cell office:value-type="float" office:value="249.25">
            <text:p>249.25</text:p>
          </table:table-cell>
          <table:table-cell office:value-type="float" office:value="-0.0114813147230977">
            <text:p>-0.0114813147</text:p>
          </table:table-cell>
          <table:table-cell office:value-type="float" office:value="0.0181727169844172">
            <text:p>0.018172717</text:p>
          </table:table-cell>
          <table:table-cell office:value-type="float" office:value="0.0158013186255864">
            <text:p>0.0158013186</text:p>
          </table:table-cell>
          <table:table-cell office:value-type="float" office:value="0.960073766821189">
            <text:p>0.9600737668</text:p>
          </table:table-cell>
          <table:table-cell office:value-type="float" office:value="1.06425179482495">
            <text:p>1.0642517948</text:p>
          </table:table-cell>
          <table:table-cell office:value-type="float" office:value="1.05579399126335">
            <text:p>1.0557939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789">
            <text:p>789</text:p>
          </table:table-cell>
          <table:table-cell office:value-type="float" office:value="8568">
            <text:p>8568</text:p>
          </table:table-cell>
          <table:table-cell office:value-type="float" office:value="11223">
            <text:p>11223</text:p>
          </table:table-cell>
          <table:table-cell office:value-type="float" office:value="17168">
            <text:p>17168</text:p>
          </table:table-cell>
          <table:table-cell office:value-type="float" office:value="202">
            <text:p>202</text:p>
          </table:table-cell>
          <table:table-cell office:value-type="float" office:value="238">
            <text:p>238</text:p>
          </table:table-cell>
          <table:table-cell office:value-type="float" office:value="-101">
            <text:p>-101</text:p>
          </table:table-cell>
          <table:table-cell office:value-type="float" office:value="0.0235760971055089">
            <text:p>0.0235760971</text:p>
          </table:table-cell>
          <table:table-cell office:value-type="float" office:value="0.0212064510380469">
            <text:p>0.021206451</text:p>
          </table:table-cell>
          <table:table-cell office:value-type="float" office:value="-0.00588303821062442">
            <text:p>-0.0058830382</text:p>
          </table:table-cell>
          <table:table-cell office:value-type="float" office:value="1.08360577128455">
            <text:p>1.0836057713</text:p>
          </table:table-cell>
          <table:table-cell office:value-type="float" office:value="1.0751040172218">
            <text:p>1.0751040172</text:p>
          </table:table-cell>
          <table:table-cell office:value-type="float" office:value="0.979477202134446">
            <text:p>0.9794772021</text:p>
          </table:table-cell>
          <table:table-cell office:value-type="float" office:value="29.7456486039626">
            <text:p>29.745648604</text:p>
          </table:table-cell>
          <table:table-cell office:value-type="float" office:value="33.0310371354628">
            <text:p>33.0310371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772">
            <text:p>772</text:p>
          </table:table-cell>
          <table:table-cell office:value-type="float" office:value="8608">
            <text:p>8608</text:p>
          </table:table-cell>
          <table:table-cell office:value-type="float" office:value="11164">
            <text:p>11164</text:p>
          </table:table-cell>
          <table:table-cell office:value-type="float" office:value="18062">
            <text:p>18062</text:p>
          </table:table-cell>
          <table:table-cell office:value-type="float" office:value="-136.375">
            <text:p>-136.375</text:p>
          </table:table-cell>
          <table:table-cell office:value-type="float" office:value="-56.375">
            <text:p>-56.375</text:p>
          </table:table-cell>
          <table:table-cell office:value-type="float" office:value="-134.5">
            <text:p>-134.5</text:p>
          </table:table-cell>
          <table:table-cell office:value-type="float" office:value="-0.0158428206319703">
            <text:p>-0.0158428206</text:p>
          </table:table-cell>
          <table:table-cell office:value-type="float" office:value="-0.00504971336438553">
            <text:p>-0.0050497134</text:p>
          </table:table-cell>
          <table:table-cell office:value-type="float" office:value="-0.00744657291551323">
            <text:p>-0.0074465729</text:p>
          </table:table-cell>
          <table:table-cell office:value-type="float" office:value="0.945042077920635">
            <text:p>0.9450420779</text:p>
          </table:table-cell>
          <table:table-cell office:value-type="float" office:value="0.982375982450573">
            <text:p>0.9823759825</text:p>
          </table:table-cell>
          <table:table-cell office:value-type="float" office:value="0.974045679634148">
            <text:p>0.9740456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8565">
            <text:p>8565</text:p>
          </table:table-cell>
          <table:table-cell office:value-type="float" office:value="11366">
            <text:p>11366</text:p>
          </table:table-cell>
          <table:table-cell office:value-type="float" office:value="17472">
            <text:p>17472</text:p>
          </table:table-cell>
          <table:table-cell office:value-type="float" office:value="74.875">
            <text:p>74.875</text:p>
          </table:table-cell>
          <table:table-cell office:value-type="float" office:value="120.625">
            <text:p>120.625</text:p>
          </table:table-cell>
          <table:table-cell office:value-type="float" office:value="3">
            <text:p>3</text:p>
          </table:table-cell>
          <table:table-cell office:value-type="float" office:value="0.00874197314652656">
            <text:p>0.0087419731</text:p>
          </table:table-cell>
          <table:table-cell office:value-type="float" office:value="0.0106127925391519">
            <text:p>0.0106127925</text:p>
          </table:table-cell>
          <table:table-cell office:value-type="float" office:value="0.000171703296703297">
            <text:p>0.0001717033</text:p>
          </table:table-cell>
          <table:table-cell office:value-type="float" office:value="1.03074669331805">
            <text:p>1.0307466933</text:p>
          </table:table-cell>
          <table:table-cell office:value-type="float" office:value="1.03736553136337">
            <text:p>1.0373655314</text:p>
          </table:table-cell>
          <table:table-cell office:value-type="float" office:value="1.00060101932322">
            <text:p>1.00060101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table:number-columns-repeated="2" office:value-type="float" office:value="695">
            <text:p>695</text:p>
          </table:table-cell>
          <table:table-cell office:value-type="float" office:value="8500">
            <text:p>8500</text:p>
          </table:table-cell>
          <table:table-cell office:value-type="float" office:value="11362">
            <text:p>11362</text:p>
          </table:table-cell>
          <table:table-cell office:value-type="float" office:value="17233">
            <text:p>17233</text:p>
          </table:table-cell>
          <table:table-cell office:value-type="float" office:value="-46.75">
            <text:p>-46.75</text:p>
          </table:table-cell>
          <table:table-cell office:value-type="float" office:value="87.625">
            <text:p>87.625</text:p>
          </table:table-cell>
          <table:table-cell office:value-type="float" office:value="116.125">
            <text:p>116.125</text:p>
          </table:table-cell>
          <table:table-cell office:value-type="float" office:value="-0.0055">
            <text:p>-0.0055</text:p>
          </table:table-cell>
          <table:table-cell office:value-type="float" office:value="0.00771211054391832">
            <text:p>0.0077121105</text:p>
          </table:table-cell>
          <table:table-cell office:value-type="float" office:value="0.00673852492311263">
            <text:p>0.0067385249</text:p>
          </table:table-cell>
          <table:table-cell office:value-type="float" office:value="0.98080929">
            <text:p>0.98080929</text:p>
          </table:table-cell>
          <table:table-cell office:value-type="float" office:value="1.02710896113584">
            <text:p>1.0271089611</text:p>
          </table:table-cell>
          <table:table-cell office:value-type="float" office:value="1.02367383635845">
            <text:p>1.02367383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8220">
            <text:p>8220</text:p>
          </table:table-cell>
          <table:table-cell office:value-type="float" office:value="12128">
            <text:p>12128</text:p>
          </table:table-cell>
          <table:table-cell office:value-type="float" office:value="19813">
            <text:p>19813</text:p>
          </table:table-cell>
          <table:table-cell office:value-type="float" office:value="161">
            <text:p>161</text:p>
          </table:table-cell>
          <table:table-cell office:value-type="float" office:value="-63.625">
            <text:p>-63.625</text:p>
          </table:table-cell>
          <table:table-cell office:value-type="float" office:value="104.375">
            <text:p>104.375</text:p>
          </table:table-cell>
          <table:table-cell office:value-type="float" office:value="0.0195863746958637">
            <text:p>0.0195863747</text:p>
          </table:table-cell>
          <table:table-cell office:value-type="float" office:value="-0.0052461246701847">
            <text:p>-0.0052461247</text:p>
          </table:table-cell>
          <table:table-cell office:value-type="float" office:value="0.00526800585474184">
            <text:p>0.0052680059</text:p>
          </table:table-cell>
          <table:table-cell office:value-type="float" office:value="1.06930421854003">
            <text:p>1.0693042185</text:p>
          </table:table-cell>
          <table:table-cell office:value-type="float" office:value="0.981692506429502">
            <text:p>0.9816925064</text:p>
          </table:table-cell>
          <table:table-cell office:value-type="float" office:value="1.01849241418754">
            <text:p>1.01849241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8468">
            <text:p>8468</text:p>
          </table:table-cell>
          <table:table-cell office:value-type="float" office:value="12940">
            <text:p>12940</text:p>
          </table:table-cell>
          <table:table-cell office:value-type="float" office:value="18053">
            <text:p>18053</text:p>
          </table:table-cell>
          <table:table-cell office:value-type="float" office:value="-38.375">
            <text:p>-38.375</text:p>
          </table:table-cell>
          <table:table-cell office:value-type="float" office:value="107.5">
            <text:p>107.5</text:p>
          </table:table-cell>
          <table:table-cell office:value-type="float" office:value="194.625">
            <text:p>194.625</text:p>
          </table:table-cell>
          <table:table-cell office:value-type="float" office:value="-0.00453176665092112">
            <text:p>-0.0045317667</text:p>
          </table:table-cell>
          <table:table-cell office:value-type="float" office:value="0.00830757341576507">
            <text:p>0.0083075734</text:p>
          </table:table-cell>
          <table:table-cell office:value-type="float" office:value="0.0107807566609428">
            <text:p>0.0107807567</text:p>
          </table:table-cell>
          <table:table-cell office:value-type="float" office:value="0.984179069063374">
            <text:p>0.9841790691</text:p>
          </table:table-cell>
          <table:table-cell office:value-type="float" office:value="1.02921177787625">
            <text:p>1.0292117779</text:p>
          </table:table-cell>
          <table:table-cell office:value-type="float" office:value="1.0379604487531">
            <text:p>1.03796044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table:number-columns-repeated="2" office:value-type="float" office:value="729">
            <text:p>729</text:p>
          </table:table-cell>
          <table:table-cell office:value-type="float" office:value="8678">
            <text:p>8678</text:p>
          </table:table-cell>
          <table:table-cell office:value-type="float" office:value="11932">
            <text:p>11932</text:p>
          </table:table-cell>
          <table:table-cell office:value-type="float" office:value="17067">
            <text:p>17067</text:p>
          </table:table-cell>
          <table:table-cell office:value-type="float" office:value="-34.75">
            <text:p>-34.75</text:p>
          </table:table-cell>
          <table:table-cell office:value-type="float" office:value="400.25">
            <text:p>400.25</text:p>
          </table:table-cell>
          <table:table-cell office:value-type="float" office:value="-83.125">
            <text:p>-83.125</text:p>
          </table:table-cell>
          <table:table-cell office:value-type="float" office:value="-0.00400437888914496">
            <text:p>-0.0040043789</text:p>
          </table:table-cell>
          <table:table-cell office:value-type="float" office:value="0.0335442507542742">
            <text:p>0.0335442508</text:p>
          </table:table-cell>
          <table:table-cell office:value-type="float" office:value="-0.00487051034159489">
            <text:p>-0.0048705103</text:p>
          </table:table-cell>
          <table:table-cell office:value-type="float" office:value="0.986016102586557">
            <text:p>0.9860161026</text:p>
          </table:table-cell>
          <table:table-cell office:value-type="float" office:value="1.11961030248694">
            <text:p>1.1196103025</text:p>
          </table:table-cell>
          <table:table-cell office:value-type="float" office:value="0.982999708671554">
            <text:p>0.9829997087</text:p>
          </table:table-cell>
          <table:table-cell office:value-type="float" office:value="0">
            <text:p>0</text:p>
          </table:table-cell>
          <table:table-cell office:value-type="float" office:value="21.0083334266572">
            <text:p>21.00833342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505">
            <text:p>8505</text:p>
          </table:table-cell>
          <table:table-cell office:value-type="float" office:value="11832">
            <text:p>11832</text:p>
          </table:table-cell>
          <table:table-cell office:value-type="float" office:value="16827">
            <text:p>16827</text:p>
          </table:table-cell>
          <table:table-cell office:value-type="float" office:value="92.75">
            <text:p>92.75</text:p>
          </table:table-cell>
          <table:table-cell office:value-type="float" office:value="90">
            <text:p>90</text:p>
          </table:table-cell>
          <table:table-cell office:value-type="float" office:value="109.125">
            <text:p>109.125</text:p>
          </table:table-cell>
          <table:table-cell office:value-type="float" office:value="0.0109053497942387">
            <text:p>0.0109053498</text:p>
          </table:table-cell>
          <table:table-cell office:value-type="float" office:value="0.00760649087221095">
            <text:p>0.0076064909</text:p>
          </table:table-cell>
          <table:table-cell office:value-type="float" office:value="0.00648511321091104">
            <text:p>0.0064851132</text:p>
          </table:table-cell>
          <table:table-cell office:value-type="float" office:value="1.03840182052194">
            <text:p>1.0384018205</text:p>
          </table:table-cell>
          <table:table-cell office:value-type="float" office:value="1.02673612111138">
            <text:p>1.0267361211</text:p>
          </table:table-cell>
          <table:table-cell office:value-type="float" office:value="1.02278032735717">
            <text:p>1.02278032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677">
            <text:p>677</text:p>
          </table:table-cell>
          <table:table-cell office:value-type="float" office:value="8220">
            <text:p>8220</text:p>
          </table:table-cell>
          <table:table-cell office:value-type="float" office:value="11738">
            <text:p>11738</text:p>
          </table:table-cell>
          <table:table-cell office:value-type="float" office:value="19403">
            <text:p>19403</text:p>
          </table:table-cell>
          <table:table-cell office:value-type="float" office:value="161">
            <text:p>161</text:p>
          </table:table-cell>
          <table:table-cell office:value-type="float" office:value="177.5">
            <text:p>177.5</text:p>
          </table:table-cell>
          <table:table-cell office:value-type="float" office:value="94.125">
            <text:p>94.125</text:p>
          </table:table-cell>
          <table:table-cell office:value-type="float" office:value="0.0195863746958637">
            <text:p>0.0195863747</text:p>
          </table:table-cell>
          <table:table-cell office:value-type="float" office:value="0.01512182654626">
            <text:p>0.0151218265</text:p>
          </table:table-cell>
          <table:table-cell office:value-type="float" office:value="0.00485105396072772">
            <text:p>0.004851054</text:p>
          </table:table-cell>
          <table:table-cell office:value-type="float" office:value="1.06930421854003">
            <text:p>1.0693042185</text:p>
          </table:table-cell>
          <table:table-cell office:value-type="float" office:value="1.05337458540258">
            <text:p>1.0533745854</text:p>
          </table:table-cell>
          <table:table-cell office:value-type="float" office:value="1.01702481300263">
            <text:p>1.0170248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657">
            <text:p>657</text:p>
          </table:table-cell>
          <table:table-cell office:value-type="float" office:value="8164">
            <text:p>8164</text:p>
          </table:table-cell>
          <table:table-cell office:value-type="float" office:value="12232">
            <text:p>12232</text:p>
          </table:table-cell>
          <table:table-cell office:value-type="float" office:value="17492">
            <text:p>17492</text:p>
          </table:table-cell>
          <table:table-cell office:value-type="float" office:value="-67.125">
            <text:p>-67.125</text:p>
          </table:table-cell>
          <table:table-cell office:value-type="float" office:value="190.25">
            <text:p>190.25</text:p>
          </table:table-cell>
          <table:table-cell office:value-type="float" office:value="242.25">
            <text:p>242.25</text:p>
          </table:table-cell>
          <table:table-cell office:value-type="float" office:value="-0.00822207251347379">
            <text:p>-0.0082220725</text:p>
          </table:table-cell>
          <table:table-cell office:value-type="float" office:value="0.0155534663178548">
            <text:p>0.0155534663</text:p>
          </table:table-cell>
          <table:table-cell office:value-type="float" office:value="0.0138491882003201">
            <text:p>0.0138491882</text:p>
          </table:table-cell>
          <table:table-cell office:value-type="float" office:value="0.971355247056619">
            <text:p>0.9713552471</text:p>
          </table:table-cell>
          <table:table-cell office:value-type="float" office:value="1.05491127632891">
            <text:p>1.0549112763</text:p>
          </table:table-cell>
          <table:table-cell office:value-type="float" office:value="1.04884808672818">
            <text:p>1.04884808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8280">
            <text:p>8280</text:p>
          </table:table-cell>
          <table:table-cell office:value-type="float" office:value="11794">
            <text:p>11794</text:p>
          </table:table-cell>
          <table:table-cell office:value-type="float" office:value="19947">
            <text:p>19947</text:p>
          </table:table-cell>
          <table:table-cell office:value-type="float" office:value="-113.25">
            <text:p>-113.25</text:p>
          </table:table-cell>
          <table:table-cell office:value-type="float" office:value="371">
            <text:p>371</text:p>
          </table:table-cell>
          <table:table-cell office:value-type="float" office:value="564.625">
            <text:p>564.625</text:p>
          </table:table-cell>
          <table:table-cell office:value-type="float" office:value="-0.0136775362318841">
            <text:p>-0.0136775362</text:p>
          </table:table-cell>
          <table:table-cell office:value-type="float" office:value="0.0314566728845176">
            <text:p>0.0314566729</text:p>
          </table:table-cell>
          <table:table-cell office:value-type="float" office:value="0.028306261593222">
            <text:p>0.0283062616</text:p>
          </table:table-cell>
          <table:table-cell office:value-type="float" office:value="0.95249529018326">
            <text:p>0.9524952902</text:p>
          </table:table-cell>
          <table:table-cell office:value-type="float" office:value="1.11203781874298">
            <text:p>1.1120378187</text:p>
          </table:table-cell>
          <table:table-cell office:value-type="float" office:value="1.10064235468923">
            <text:p>1.1006423547</text:p>
          </table:table-cell>
          <table:table-cell office:value-type="float" office:value="0">
            <text:p>0</text:p>
          </table:table-cell>
          <table:table-cell office:value-type="float" office:value="22.3797653242871">
            <text:p>22.3797653243</text:p>
          </table:table-cell>
          <table:table-cell office:value-type="float" office:value="24.8323764965536">
            <text:p>24.832376496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table:number-columns-repeated="2" office:value-type="float" office:value="574">
            <text:p>574</text:p>
          </table:table-cell>
          <table:table-cell office:value-type="float" office:value="9012">
            <text:p>9012</text:p>
          </table:table-cell>
          <table:table-cell office:value-type="float" office:value="12930">
            <text:p>12930</text:p>
          </table:table-cell>
          <table:table-cell office:value-type="float" office:value="22075">
            <text:p>22075</text:p>
          </table:table-cell>
          <table:table-cell office:value-type="float" office:value="314.625">
            <text:p>314.625</text:p>
          </table:table-cell>
          <table:table-cell office:value-type="float" office:value="368.75">
            <text:p>368.75</text:p>
          </table:table-cell>
          <table:table-cell office:value-type="float" office:value="624.625">
            <text:p>624.625</text:p>
          </table:table-cell>
          <table:table-cell office:value-type="float" office:value="0.0349117842876165">
            <text:p>0.0349117843</text:p>
          </table:table-cell>
          <table:table-cell office:value-type="float" office:value="0.0285189481825213">
            <text:p>0.0285189482</text:p>
          </table:table-cell>
          <table:table-cell office:value-type="float" office:value="0.0282955832389581">
            <text:p>0.0282955832</text:p>
          </table:table-cell>
          <table:table-cell office:value-type="float" office:value="1.12458015706366">
            <text:p>1.1245801571</text:p>
          </table:table-cell>
          <table:table-cell office:value-type="float" office:value="1.10141044623348">
            <text:p>1.1014104462</text:p>
          </table:table-cell>
          <table:table-cell office:value-type="float" office:value="1.10060379579679">
            <text:p>1.1006037958</text:p>
          </table:table-cell>
          <table:table-cell office:value-type="float" office:value="20.1988382220888">
            <text:p>20.1988382221</text:p>
          </table:table-cell>
          <table:table-cell office:value-type="float" office:value="24.6497440426087">
            <text:p>24.6497440426</text:p>
          </table:table-cell>
          <table:table-cell office:value-type="float" office:value="24.8416183016881">
            <text:p>24.8416183017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864">
            <text:p>13864</text:p>
          </table:table-cell>
          <table:table-cell office:value-type="float" office:value="21102">
            <text:p>21102</text:p>
          </table:table-cell>
          <table:table-cell office:value-type="float" office:value="47.25">
            <text:p>47.25</text:p>
          </table:table-cell>
          <table:table-cell office:value-type="float" office:value="72.5">
            <text:p>72.5</text:p>
          </table:table-cell>
          <table:table-cell office:value-type="float" office:value="883.25">
            <text:p>883.25</text:p>
          </table:table-cell>
          <table:table-cell office:value-type="float" office:value="0.00544480294998848">
            <text:p>0.0054448029</text:p>
          </table:table-cell>
          <table:table-cell office:value-type="float" office:value="0.00522937103289094">
            <text:p>0.005229371</text:p>
          </table:table-cell>
          <table:table-cell office:value-type="float" office:value="0.0418562221590371">
            <text:p>0.0418562222</text:p>
          </table:table-cell>
          <table:table-cell office:value-type="float" office:value="1.01911491624812">
            <text:p>1.0191149162</text:p>
          </table:table-cell>
          <table:table-cell office:value-type="float" office:value="1.01835639740506">
            <text:p>1.0183563974</text:p>
          </table:table-cell>
          <table:table-cell office:value-type="float" office:value="1.14993058649015">
            <text:p>1.1499305865</text:p>
          </table:table-cell>
          <table:table-cell table:number-columns-repeated="2" office:value-type="float" office:value="0">
            <text:p>0</text:p>
          </table:table-cell>
          <table:table-cell office:value-type="float" office:value="16.9043996891916">
            <text:p>16.904399689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table:number-columns-repeated="2" office:value-type="float" office:value="630">
            <text:p>630</text:p>
          </table:table-cell>
          <table:table-cell office:value-type="float" office:value="9036">
            <text:p>9036</text:p>
          </table:table-cell>
          <table:table-cell office:value-type="float" office:value="12529">
            <text:p>12529</text:p>
          </table:table-cell>
          <table:table-cell office:value-type="float" office:value="20543">
            <text:p>20543</text:p>
          </table:table-cell>
          <table:table-cell office:value-type="float" office:value="154.75">
            <text:p>154.75</text:p>
          </table:table-cell>
          <table:table-cell office:value-type="float" office:value="96.25">
            <text:p>96.25</text:p>
          </table:table-cell>
          <table:table-cell office:value-type="float" office:value="1247.25">
            <text:p>1247.25</text:p>
          </table:table-cell>
          <table:table-cell office:value-type="float" office:value="0.0171259406817176">
            <text:p>0.0171259407</text:p>
          </table:table-cell>
          <table:table-cell office:value-type="float" office:value="0.00768217734855136">
            <text:p>0.0076821773</text:p>
          </table:table-cell>
          <table:table-cell office:value-type="float" office:value="0.0607141118629217">
            <text:p>0.0607141119</text:p>
          </table:table-cell>
          <table:table-cell office:value-type="float" office:value="1.06051565616071">
            <text:p>1.0605156562</text:p>
          </table:table-cell>
          <table:table-cell office:value-type="float" office:value="1.02700329178361">
            <text:p>1.0270032918</text:p>
          </table:table-cell>
          <table:table-cell office:value-type="float" office:value="1.21972435014366">
            <text:p>1.2197243501</text:p>
          </table:table-cell>
          <table:table-cell table:number-columns-repeated="2" office:value-type="float" office:value="0">
            <text:p>0</text:p>
          </table:table-cell>
          <table:table-cell office:value-type="float" office:value="11.7597436305737">
            <text:p>11.759743630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634">
            <text:p>634</text:p>
          </table:table-cell>
          <table:table-cell office:value-type="float" office:value="8720">
            <text:p>8720</text:p>
          </table:table-cell>
          <table:table-cell office:value-type="float" office:value="13938">
            <text:p>13938</text:p>
          </table:table-cell>
          <table:table-cell office:value-type="float" office:value="20900">
            <text:p>20900</text:p>
          </table:table-cell>
          <table:table-cell office:value-type="float" office:value="247.5">
            <text:p>247.5</text:p>
          </table:table-cell>
          <table:table-cell office:value-type="float" office:value="329.375">
            <text:p>329.375</text:p>
          </table:table-cell>
          <table:table-cell office:value-type="float" office:value="1102">
            <text:p>1102</text:p>
          </table:table-cell>
          <table:table-cell office:value-type="float" office:value="0.0283830275229358">
            <text:p>0.0283830275</text:p>
          </table:table-cell>
          <table:table-cell office:value-type="float" office:value="0.0236314392308796">
            <text:p>0.0236314392</text:p>
          </table:table-cell>
          <table:table-cell office:value-type="float" office:value="0.0527272727272727">
            <text:p>0.0527272727</text:p>
          </table:table-cell>
          <table:table-cell office:value-type="float" office:value="1.10091956498296">
            <text:p>1.100919565</text:p>
          </table:table-cell>
          <table:table-cell office:value-type="float" office:value="1.08380458935152">
            <text:p>1.0838045894</text:p>
          </table:table-cell>
          <table:table-cell office:value-type="float" office:value="1.1899945785124">
            <text:p>1.1899945785</text:p>
          </table:table-cell>
          <table:table-cell office:value-type="float" office:value="24.7661424919341">
            <text:p>24.7661424919</text:p>
          </table:table-cell>
          <table:table-cell office:value-type="float" office:value="29.6767930608172">
            <text:p>29.6767930608</text:p>
          </table:table-cell>
          <table:table-cell office:value-type="float" office:value="13.4895004568646">
            <text:p>13.489500456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8644">
            <text:p>8644</text:p>
          </table:table-cell>
          <table:table-cell office:value-type="float" office:value="14958">
            <text:p>14958</text:p>
          </table:table-cell>
          <table:table-cell office:value-type="float" office:value="21858">
            <text:p>21858</text:p>
          </table:table-cell>
          <table:table-cell office:value-type="float" office:value="312">
            <text:p>312</text:p>
          </table:table-cell>
          <table:table-cell office:value-type="float" office:value="542.125">
            <text:p>542.125</text:p>
          </table:table-cell>
          <table:table-cell office:value-type="float" office:value="597.5">
            <text:p>597.5</text:p>
          </table:table-cell>
          <table:table-cell office:value-type="float" office:value="0.036094400740398">
            <text:p>0.0360944007</text:p>
          </table:table-cell>
          <table:table-cell office:value-type="float" office:value="0.0362431474796096">
            <text:p>0.0362431475</text:p>
          </table:table-cell>
          <table:table-cell office:value-type="float" office:value="0.0273355293256474">
            <text:p>0.0273355293</text:p>
          </table:table-cell>
          <table:table-cell office:value-type="float" office:value="1.12888390189042">
            <text:p>1.1288839019</text:p>
          </table:table-cell>
          <table:table-cell office:value-type="float" office:value="1.12942560502752">
            <text:p>1.129425605</text:p>
          </table:table-cell>
          <table:table-cell office:value-type="float" office:value="1.09713892572025">
            <text:p>1.0971389257</text:p>
          </table:table-cell>
          <table:table-cell office:value-type="float" office:value="19.5482569862161">
            <text:p>19.5482569862</text:p>
          </table:table-cell>
          <table:table-cell office:value-type="float" office:value="19.4694340044704">
            <text:p>19.4694340045</text:p>
          </table:table-cell>
          <table:table-cell office:value-type="float" office:value="25.7020218219415">
            <text:p>25.702021821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4559">
            <text:p>14559</text:p>
          </table:table-cell>
          <table:table-cell office:value-type="float" office:value="23382">
            <text:p>23382</text:p>
          </table:table-cell>
          <table:table-cell office:value-type="float" office:value="104">
            <text:p>104</text:p>
          </table:table-cell>
          <table:table-cell office:value-type="float" office:value="85.375">
            <text:p>85.375</text:p>
          </table:table-cell>
          <table:table-cell office:value-type="float" office:value="223.75">
            <text:p>223.75</text:p>
          </table:table-cell>
          <table:table-cell office:value-type="float" office:value="0.0121808386038885">
            <text:p>0.0121808386</text:p>
          </table:table-cell>
          <table:table-cell office:value-type="float" office:value="0.005864070334501">
            <text:p>0.0058640703</text:p>
          </table:table-cell>
          <table:table-cell office:value-type="float" office:value="0.00956932683260628">
            <text:p>0.0095693268</text:p>
          </table:table-cell>
          <table:table-cell office:value-type="float" office:value="1.04292374585863">
            <text:p>1.0429237459</text:p>
          </table:table-cell>
          <table:table-cell office:value-type="float" office:value="1.02059164531969">
            <text:p>1.0205916453</text:p>
          </table:table-cell>
          <table:table-cell office:value-type="float" office:value="1.03367212506554">
            <text:p>1.03367212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8888">
            <text:p>8888</text:p>
          </table:table-cell>
          <table:table-cell office:value-type="float" office:value="14923">
            <text:p>14923</text:p>
          </table:table-cell>
          <table:table-cell office:value-type="float" office:value="26464">
            <text:p>26464</text:p>
          </table:table-cell>
          <table:table-cell office:value-type="float" office:value="115.25">
            <text:p>115.25</text:p>
          </table:table-cell>
          <table:table-cell office:value-type="float" office:value="192.75">
            <text:p>192.75</text:p>
          </table:table-cell>
          <table:table-cell office:value-type="float" office:value="62.875">
            <text:p>62.875</text:p>
          </table:table-cell>
          <table:table-cell office:value-type="float" office:value="0.0129669216921692">
            <text:p>0.0129669217</text:p>
          </table:table-cell>
          <table:table-cell office:value-type="float" office:value="0.0129163036922871">
            <text:p>0.0129163037</text:p>
          </table:table-cell>
          <table:table-cell office:value-type="float" office:value="0.00237586910519952">
            <text:p>0.0023758691</text:p>
          </table:table-cell>
          <table:table-cell office:value-type="float" office:value="1.04571378239661">
            <text:p>1.0457137824</text:p>
          </table:table-cell>
          <table:table-cell office:value-type="float" office:value="1.0455340514891">
            <text:p>1.0455340515</text:p>
          </table:table-cell>
          <table:table-cell office:value-type="float" office:value="1.00832660558605">
            <text:p>1.008326605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322">
            <text:p>10322</text:p>
          </table:table-cell>
          <table:table-cell office:value-type="float" office:value="16822">
            <text:p>16822</text:p>
          </table:table-cell>
          <table:table-cell office:value-type="float" office:value="28763">
            <text:p>28763</text:p>
          </table:table-cell>
          <table:table-cell office:value-type="float" office:value="271.125">
            <text:p>271.125</text:p>
          </table:table-cell>
          <table:table-cell office:value-type="float" office:value="-148.125">
            <text:p>-148.125</text:p>
          </table:table-cell>
          <table:table-cell office:value-type="float" office:value="103.25">
            <text:p>103.25</text:p>
          </table:table-cell>
          <table:table-cell office:value-type="float" office:value="0.0262667118775431">
            <text:p>0.0262667119</text:p>
          </table:table-cell>
          <table:table-cell office:value-type="float" office:value="-0.00880543336107478">
            <text:p>-0.0088054334</text:p>
          </table:table-cell>
          <table:table-cell office:value-type="float" office:value="0.00358968118763689">
            <text:p>0.0035896812</text:p>
          </table:table-cell>
          <table:table-cell office:value-type="float" office:value="1.093285774271">
            <text:p>1.0932857743</text:p>
          </table:table-cell>
          <table:table-cell office:value-type="float" office:value="0.969332953123324">
            <text:p>0.9693329531</text:p>
          </table:table-cell>
          <table:table-cell office:value-type="float" office:value="1.01258914034635">
            <text:p>1.0125891403</text:p>
          </table:table-cell>
          <table:table-cell office:value-type="float" office:value="26.7338825970078">
            <text:p>26.7338825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11645">
            <text:p>11645</text:p>
          </table:table-cell>
          <table:table-cell office:value-type="float" office:value="15556">
            <text:p>15556</text:p>
          </table:table-cell>
          <table:table-cell office:value-type="float" office:value="26121">
            <text:p>26121</text:p>
          </table:table-cell>
          <table:table-cell office:value-type="float" office:value="281.75">
            <text:p>281.75</text:p>
          </table:table-cell>
          <table:table-cell office:value-type="float" office:value="89.5">
            <text:p>89.5</text:p>
          </table:table-cell>
          <table:table-cell office:value-type="float" office:value="88.75">
            <text:p>88.75</text:p>
          </table:table-cell>
          <table:table-cell office:value-type="float" office:value="0.0241949334478317">
            <text:p>0.0241949334</text:p>
          </table:table-cell>
          <table:table-cell office:value-type="float" office:value="0.00575340704551299">
            <text:p>0.005753407</text:p>
          </table:table-cell>
          <table:table-cell office:value-type="float" office:value="0.0033976494008652">
            <text:p>0.0033976494</text:p>
          </table:table-cell>
          <table:table-cell office:value-type="float" office:value="1.08582964088432">
            <text:p>1.0858296409</text:p>
          </table:table-cell>
          <table:table-cell office:value-type="float" office:value="1.02020180397685">
            <text:p>1.020201804</text:p>
          </table:table-cell>
          <table:table-cell office:value-type="float" office:value="1.01191439918507">
            <text:p>1.0119143992</text:p>
          </table:table-cell>
          <table:table-cell office:value-type="float" office:value="28.9936360516262">
            <text:p>28.99363605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4">
            <text:p>314</text:p>
          </table:table-cell>
          <table:table-cell office:value-type="float" office:value="430">
            <text:p>430</text:p>
          </table:table-cell>
          <table:table-cell office:value-type="float" office:value="11160">
            <text:p>11160</text:p>
          </table:table-cell>
          <table:table-cell office:value-type="float" office:value="16379">
            <text:p>16379</text:p>
          </table:table-cell>
          <table:table-cell office:value-type="float" office:value="23025">
            <text:p>23025</text:p>
          </table:table-cell>
          <table:table-cell office:value-type="float" office:value="443.5">
            <text:p>443.5</text:p>
          </table:table-cell>
          <table:table-cell office:value-type="float" office:value="192.625">
            <text:p>192.625</text:p>
          </table:table-cell>
          <table:table-cell office:value-type="float" office:value="-281.625">
            <text:p>-281.625</text:p>
          </table:table-cell>
          <table:table-cell office:value-type="float" office:value="0.0397401433691756">
            <text:p>0.0397401434</text:p>
          </table:table-cell>
          <table:table-cell office:value-type="float" office:value="0.0117604859881556">
            <text:p>0.011760486</text:p>
          </table:table-cell>
          <table:table-cell office:value-type="float" office:value="-0.0122312703583062">
            <text:p>-0.0122312704</text:p>
          </table:table-cell>
          <table:table-cell office:value-type="float" office:value="1.14218588862232">
            <text:p>1.1421858886</text:p>
          </table:table-cell>
          <table:table-cell office:value-type="float" office:value="1.04143278665867">
            <text:p>1.0414327867</text:p>
          </table:table-cell>
          <table:table-cell office:value-type="float" office:value="0.957483777536101">
            <text:p>0.9574837775</text:p>
          </table:table-cell>
          <table:table-cell office:value-type="float" office:value="17.7863125369016">
            <text:p>17.78631253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10534">
            <text:p>10534</text:p>
          </table:table-cell>
          <table:table-cell office:value-type="float" office:value="15065">
            <text:p>15065</text:p>
          </table:table-cell>
          <table:table-cell office:value-type="float" office:value="25916">
            <text:p>25916</text:p>
          </table:table-cell>
          <table:table-cell office:value-type="float" office:value="617">
            <text:p>617</text:p>
          </table:table-cell>
          <table:table-cell office:value-type="float" office:value="-366.5">
            <text:p>-366.5</text:p>
          </table:table-cell>
          <table:table-cell office:value-type="float" office:value="73">
            <text:p>73</text:p>
          </table:table-cell>
          <table:table-cell office:value-type="float" office:value="0.0585722422631479">
            <text:p>0.0585722423</text:p>
          </table:table-cell>
          <table:table-cell office:value-type="float" office:value="-0.024327912379688">
            <text:p>-0.0243279124</text:p>
          </table:table-cell>
          <table:table-cell office:value-type="float" office:value="0.00281679271492514">
            <text:p>0.0028167927</text:p>
          </table:table-cell>
          <table:table-cell office:value-type="float" office:value="1.21172703474593">
            <text:p>1.2117270347</text:p>
          </table:table-cell>
          <table:table-cell office:value-type="float" office:value="0.916012327419769">
            <text:p>0.9160123274</text:p>
          </table:table-cell>
          <table:table-cell office:value-type="float" office:value="1.00987432577179">
            <text:p>1.0098743258</text:p>
          </table:table-cell>
          <table:table-cell office:value-type="float" office:value="12.1773416321971">
            <text:p>12.1773416322</text:p>
          </table:table-cell>
          <table:table-cell office:value-type="float" office:value="-28.1438517671562">
            <text:p>-28.14385176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7">
            <text:p>307</text:p>
          </table:table-cell>
          <table:table-cell table:number-columns-repeated="2" office:value-type="float" office:value="615">
            <text:p>615</text:p>
          </table:table-cell>
          <table:table-cell office:value-type="float" office:value="9900">
            <text:p>9900</text:p>
          </table:table-cell>
          <table:table-cell office:value-type="float" office:value="16354">
            <text:p>16354</text:p>
          </table:table-cell>
          <table:table-cell office:value-type="float" office:value="28078">
            <text:p>28078</text:p>
          </table:table-cell>
          <table:table-cell office:value-type="float" office:value="-583.25">
            <text:p>-583.25</text:p>
          </table:table-cell>
          <table:table-cell office:value-type="float" office:value="18.125">
            <text:p>18.125</text:p>
          </table:table-cell>
          <table:table-cell office:value-type="float" office:value="181.875">
            <text:p>181.875</text:p>
          </table:table-cell>
          <table:table-cell office:value-type="float" office:value="-0.0589141414141414">
            <text:p>-0.0589141414</text:p>
          </table:table-cell>
          <table:table-cell office:value-type="float" office:value="0.00110829154946802">
            <text:p>0.0011082915</text:p>
          </table:table-cell>
          <table:table-cell office:value-type="float" office:value="0.00647749127430729">
            <text:p>0.0064774913</text:p>
          </table:table-cell>
          <table:table-cell office:value-type="float" office:value="0.800603422125293">
            <text:p>0.8006034221</text:p>
          </table:table-cell>
          <table:table-cell office:value-type="float" office:value="1.00388142791105">
            <text:p>1.0038814279</text:p>
          </table:table-cell>
          <table:table-cell office:value-type="float" office:value="1.02275345693076">
            <text:p>1.0227534569</text:p>
          </table:table-cell>
          <table:table-cell office:value-type="float" office:value="-11.4152978811493">
            <text:p>-11.41529788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11160">
            <text:p>11160</text:p>
          </table:table-cell>
          <table:table-cell office:value-type="float" office:value="15609">
            <text:p>15609</text:p>
          </table:table-cell>
          <table:table-cell office:value-type="float" office:value="25366">
            <text:p>25366</text:p>
          </table:table-cell>
          <table:table-cell office:value-type="float" office:value="-325.5">
            <text:p>-325.5</text:p>
          </table:table-cell>
          <table:table-cell office:value-type="float" office:value="-35.5">
            <text:p>-35.5</text:p>
          </table:table-cell>
          <table:table-cell office:value-type="float" office:value="160.375">
            <text:p>160.375</text:p>
          </table:table-cell>
          <table:table-cell office:value-type="float" office:value="-0.0291666666666667">
            <text:p>-0.0291666667</text:p>
          </table:table-cell>
          <table:table-cell office:value-type="float" office:value="-0.00227432891280671">
            <text:p>-0.0022743289</text:p>
          </table:table-cell>
          <table:table-cell office:value-type="float" office:value="0.00632243948592604">
            <text:p>0.0063224395</text:p>
          </table:table-cell>
          <table:table-cell office:value-type="float" office:value="0.899584027777778">
            <text:p>0.8995840278</text:p>
          </table:table-cell>
          <table:table-cell office:value-type="float" office:value="0.992049987046304">
            <text:p>0.992049987</text:p>
          </table:table-cell>
          <table:table-cell office:value-type="float" office:value="1.02220688575321">
            <text:p>1.0222068858</text:p>
          </table:table-cell>
          <table:table-cell office:value-type="float" office:value="-23.4167628351338">
            <text:p>-23.41676283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11427">
            <text:p>11427</text:p>
          </table:table-cell>
          <table:table-cell office:value-type="float" office:value="15876">
            <text:p>15876</text:p>
          </table:table-cell>
          <table:table-cell office:value-type="float" office:value="22705">
            <text:p>22705</text:p>
          </table:table-cell>
          <table:table-cell office:value-type="float" office:value="-109.5">
            <text:p>-109.5</text:p>
          </table:table-cell>
          <table:table-cell office:value-type="float" office:value="-182.875">
            <text:p>-182.875</text:p>
          </table:table-cell>
          <table:table-cell office:value-type="float" office:value="-16.25">
            <text:p>-16.25</text:p>
          </table:table-cell>
          <table:table-cell office:value-type="float" office:value="-0.00958256760304542">
            <text:p>-0.0095825676</text:p>
          </table:table-cell>
          <table:table-cell office:value-type="float" office:value="-0.0115189594356261">
            <text:p>-0.0115189594</text:p>
          </table:table-cell>
          <table:table-cell office:value-type="float" office:value="-0.000715701387359612">
            <text:p>-0.0007157014</text:p>
          </table:table-cell>
          <table:table-cell office:value-type="float" office:value="0.966640991569">
            <text:p>0.9666409916</text:p>
          </table:table-cell>
          <table:table-cell office:value-type="float" office:value="0.959943707371209">
            <text:p>0.9599437074</text:p>
          </table:table-cell>
          <table:table-cell office:value-type="float" office:value="0.997496049112054">
            <text:p>0.99749604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0633">
            <text:p>10633</text:p>
          </table:table-cell>
          <table:table-cell office:value-type="float" office:value="15435">
            <text:p>15435</text:p>
          </table:table-cell>
          <table:table-cell office:value-type="float" office:value="24550">
            <text:p>24550</text:p>
          </table:table-cell>
          <table:table-cell office:value-type="float" office:value="-11.5">
            <text:p>-11.5</text:p>
          </table:table-cell>
          <table:table-cell office:value-type="float" office:value="686.25">
            <text:p>686.25</text:p>
          </table:table-cell>
          <table:table-cell office:value-type="float" office:value="4">
            <text:p>4</text:p>
          </table:table-cell>
          <table:table-cell office:value-type="float" office:value="-0.0010815386062259">
            <text:p>-0.0010815386</text:p>
          </table:table-cell>
          <table:table-cell office:value-type="float" office:value="0.0444606413994169">
            <text:p>0.0444606414</text:p>
          </table:table-cell>
          <table:table-cell office:value-type="float" office:value="0.000162932790224033">
            <text:p>0.0001629328</text:p>
          </table:table-cell>
          <table:table-cell office:value-type="float" office:value="0.996216907540693">
            <text:p>0.9962169075</text:p>
          </table:table-cell>
          <table:table-cell office:value-type="float" office:value="1.15948667221991">
            <text:p>1.1594866722</text:p>
          </table:table-cell>
          <table:table-cell office:value-type="float" office:value="1.00057031679809">
            <text:p>1.0005703168</text:p>
          </table:table-cell>
          <table:table-cell office:value-type="float" office:value="0">
            <text:p>0</text:p>
          </table:table-cell>
          <table:table-cell office:value-type="float" office:value="15.934191003539">
            <text:p>15.9341910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600">
            <text:p>600</text:p>
          </table:table-cell>
          <table:table-cell office:value-type="float" office:value="11888">
            <text:p>11888</text:p>
          </table:table-cell>
          <table:table-cell office:value-type="float" office:value="16562">
            <text:p>16562</text:p>
          </table:table-cell>
          <table:table-cell office:value-type="float" office:value="27390">
            <text:p>27390</text:p>
          </table:table-cell>
          <table:table-cell office:value-type="float" office:value="-267.375">
            <text:p>-267.375</text:p>
          </table:table-cell>
          <table:table-cell office:value-type="float" office:value="139.75">
            <text:p>139.75</text:p>
          </table:table-cell>
          <table:table-cell office:value-type="float" office:value="39.375">
            <text:p>39.375</text:p>
          </table:table-cell>
          <table:table-cell office:value-type="float" office:value="-0.02249116756393">
            <text:p>-0.0224911676</text:p>
          </table:table-cell>
          <table:table-cell office:value-type="float" office:value="0.00843799058084772">
            <text:p>0.0084379906</text:p>
          </table:table-cell>
          <table:table-cell office:value-type="float" office:value="0.00143756845564074">
            <text:p>0.0014375685</text:p>
          </table:table-cell>
          <table:table-cell office:value-type="float" office:value="0.922272384658287">
            <text:p>0.9222723847</text:p>
          </table:table-cell>
          <table:table-cell office:value-type="float" office:value="1.02967251841565">
            <text:p>1.0296725184</text:p>
          </table:table-cell>
          <table:table-cell office:value-type="float" office:value="1.00503554013675">
            <text:p>1.0050355401</text:p>
          </table:table-cell>
          <table:table-cell office:value-type="float" office:value="-30.470751746578">
            <text:p>-30.47075174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2276">
            <text:p>12276</text:p>
          </table:table-cell>
          <table:table-cell office:value-type="float" office:value="16502">
            <text:p>16502</text:p>
          </table:table-cell>
          <table:table-cell office:value-type="float" office:value="24696">
            <text:p>24696</text:p>
          </table:table-cell>
          <table:table-cell office:value-type="float" office:value="-164.375">
            <text:p>-164.375</text:p>
          </table:table-cell>
          <table:table-cell office:value-type="float" office:value="97.125">
            <text:p>97.125</text:p>
          </table:table-cell>
          <table:table-cell office:value-type="float" office:value="-35.75">
            <text:p>-35.75</text:p>
          </table:table-cell>
          <table:table-cell office:value-type="float" office:value="-0.0133899478657543">
            <text:p>-0.0133899479</text:p>
          </table:table-cell>
          <table:table-cell office:value-type="float" office:value="0.00588565022421525">
            <text:p>0.0058856502</text:p>
          </table:table-cell>
          <table:table-cell office:value-type="float" office:value="-0.00144760285066408">
            <text:p>-0.0014476029</text:p>
          </table:table-cell>
          <table:table-cell office:value-type="float" office:value="0.953486592249401">
            <text:p>0.9534865922</text:p>
          </table:table-cell>
          <table:table-cell office:value-type="float" office:value="1.02066767190673">
            <text:p>1.0206676719</text:p>
          </table:table-cell>
          <table:table-cell office:value-type="float" office:value="0.994937497308542">
            <text:p>0.99493749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19">
            <text:p>619</text:p>
          </table:table-cell>
          <table:table-cell office:value-type="float" office:value="11408">
            <text:p>11408</text:p>
          </table:table-cell>
          <table:table-cell office:value-type="float" office:value="15950">
            <text:p>15950</text:p>
          </table:table-cell>
          <table:table-cell office:value-type="float" office:value="22785">
            <text:p>22785</text:p>
          </table:table-cell>
          <table:table-cell office:value-type="float" office:value="362">
            <text:p>362</text:p>
          </table:table-cell>
          <table:table-cell office:value-type="float" office:value="-231.5">
            <text:p>-231.5</text:p>
          </table:table-cell>
          <table:table-cell office:value-type="float" office:value="875.75">
            <text:p>875.75</text:p>
          </table:table-cell>
          <table:table-cell office:value-type="float" office:value="0.0317321178120617">
            <text:p>0.0317321178</text:p>
          </table:table-cell>
          <table:table-cell office:value-type="float" office:value="-0.0145141065830721">
            <text:p>-0.0145141066</text:p>
          </table:table-cell>
          <table:table-cell office:value-type="float" office:value="0.0384353741496599">
            <text:p>0.0384353741</text:p>
          </table:table-cell>
          <table:table-cell office:value-type="float" office:value="1.11303598985186">
            <text:p>1.1130359899</text:p>
          </table:table-cell>
          <table:table-cell office:value-type="float" office:value="0.949613519167461">
            <text:p>0.9496135192</text:p>
          </table:table-cell>
          <table:table-cell office:value-type="float" office:value="1.13741927437642">
            <text:p>1.1374192744</text:p>
          </table:table-cell>
          <table:table-cell office:value-type="float" office:value="22.1884792246263">
            <text:p>22.1884792246</text:p>
          </table:table-cell>
          <table:table-cell office:value-type="float" office:value="0">
            <text:p>0</text:p>
          </table:table-cell>
          <table:table-cell office:value-type="float" office:value="18.3784899167004">
            <text:p>18.378489916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10633">
            <text:p>10633</text:p>
          </table:table-cell>
          <table:table-cell office:value-type="float" office:value="16218">
            <text:p>16218</text:p>
          </table:table-cell>
          <table:table-cell office:value-type="float" office:value="26640">
            <text:p>26640</text:p>
          </table:table-cell>
          <table:table-cell office:value-type="float" office:value="-11.5">
            <text:p>-11.5</text:p>
          </table:table-cell>
          <table:table-cell office:value-type="float" office:value="586.5">
            <text:p>586.5</text:p>
          </table:table-cell>
          <table:table-cell office:value-type="float" office:value="1890">
            <text:p>1890</text:p>
          </table:table-cell>
          <table:table-cell office:value-type="float" office:value="-0.0010815386062259">
            <text:p>-0.0010815386</text:p>
          </table:table-cell>
          <table:table-cell office:value-type="float" office:value="0.0361635220125786">
            <text:p>0.036163522</text:p>
          </table:table-cell>
          <table:table-cell office:value-type="float" office:value="0.0709459459459459">
            <text:p>0.0709459459</text:p>
          </table:table-cell>
          <table:table-cell office:value-type="float" office:value="0.996216907540693">
            <text:p>0.9962169075</text:p>
          </table:table-cell>
          <table:table-cell office:value-type="float" office:value="1.12913561567976">
            <text:p>1.1291356157</text:p>
          </table:table-cell>
          <table:table-cell office:value-type="float" office:value="1.25817613221329">
            <text:p>1.2581761322</text:p>
          </table:table-cell>
          <table:table-cell office:value-type="float" office:value="0">
            <text:p>0</text:p>
          </table:table-cell>
          <table:table-cell office:value-type="float" office:value="19.5115480148192">
            <text:p>19.5115480148</text:p>
          </table:table-cell>
          <table:table-cell office:value-type="float" office:value="10.1126892856572">
            <text:p>10.112689285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11286">
            <text:p>11286</text:p>
          </table:table-cell>
          <table:table-cell office:value-type="float" office:value="17358">
            <text:p>17358</text:p>
          </table:table-cell>
          <table:table-cell office:value-type="float" office:value="28200">
            <text:p>28200</text:p>
          </table:table-cell>
          <table:table-cell office:value-type="float" office:value="-316.25">
            <text:p>-316.25</text:p>
          </table:table-cell>
          <table:table-cell office:value-type="float" office:value="627">
            <text:p>627</text:p>
          </table:table-cell>
          <table:table-cell office:value-type="float" office:value="1462.5">
            <text:p>1462.5</text:p>
          </table:table-cell>
          <table:table-cell office:value-type="float" office:value="-0.0280214424951267">
            <text:p>-0.0280214425</text:p>
          </table:table-cell>
          <table:table-cell office:value-type="float" office:value="0.0361216730038023">
            <text:p>0.036121673</text:p>
          </table:table-cell>
          <table:table-cell office:value-type="float" office:value="0.0518617021276596">
            <text:p>0.0518617021</text:p>
          </table:table-cell>
          <table:table-cell office:value-type="float" office:value="0.903463945696492">
            <text:p>0.9034639457</text:p>
          </table:table-cell>
          <table:table-cell office:value-type="float" office:value="1.12898321502407">
            <text:p>1.128983215</text:p>
          </table:table-cell>
          <table:table-cell office:value-type="float" office:value="1.18678764429606">
            <text:p>1.1867876443</text:p>
          </table:table-cell>
          <table:table-cell office:value-type="float" office:value="-24.3880980353961">
            <text:p>-24.3880980354</text:p>
          </table:table-cell>
          <table:table-cell office:value-type="float" office:value="19.5337564358104">
            <text:p>19.5337564358</text:p>
          </table:table-cell>
          <table:table-cell office:value-type="float" office:value="13.7089526412061">
            <text:p>13.708952641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11319">
            <text:p>11319</text:p>
          </table:table-cell>
          <table:table-cell office:value-type="float" office:value="17575">
            <text:p>17575</text:p>
          </table:table-cell>
          <table:table-cell office:value-type="float" office:value="28500">
            <text:p>28500</text:p>
          </table:table-cell>
          <table:table-cell office:value-type="float" office:value="-303.5">
            <text:p>-303.5</text:p>
          </table:table-cell>
          <table:table-cell office:value-type="float" office:value="286.75">
            <text:p>286.75</text:p>
          </table:table-cell>
          <table:table-cell office:value-type="float" office:value="1545">
            <text:p>1545</text:p>
          </table:table-cell>
          <table:table-cell office:value-type="float" office:value="-0.0268133227316901">
            <text:p>-0.0268133227</text:p>
          </table:table-cell>
          <table:table-cell office:value-type="float" office:value="0.0163157894736842">
            <text:p>0.0163157895</text:p>
          </table:table-cell>
          <table:table-cell office:value-type="float" office:value="0.0542105263157895">
            <text:p>0.0542105263</text:p>
          </table:table-cell>
          <table:table-cell office:value-type="float" office:value="0.907562520819876">
            <text:p>0.9075625208</text:p>
          </table:table-cell>
          <table:table-cell office:value-type="float" office:value="1.05762702493075">
            <text:p>1.0576270249</text:p>
          </table:table-cell>
          <table:table-cell office:value-type="float" office:value="1.1954968531856">
            <text:p>1.1954968532</text:p>
          </table:table-cell>
          <table:table-cell office:value-type="float" office:value="-25.5027063617776">
            <text:p>-25.5027063618</text:p>
          </table:table-cell>
          <table:table-cell office:value-type="float" office:value="0">
            <text:p>0</text:p>
          </table:table-cell>
          <table:table-cell office:value-type="float" office:value="13.1297344634041">
            <text:p>13.129734463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11319">
            <text:p>11319</text:p>
          </table:table-cell>
          <table:table-cell office:value-type="float" office:value="17172">
            <text:p>17172</text:p>
          </table:table-cell>
          <table:table-cell office:value-type="float" office:value="30120">
            <text:p>30120</text:p>
          </table:table-cell>
          <table:table-cell office:value-type="float" office:value="248.625">
            <text:p>248.625</text:p>
          </table:table-cell>
          <table:table-cell office:value-type="float" office:value="621">
            <text:p>621</text:p>
          </table:table-cell>
          <table:table-cell office:value-type="float" office:value="1837.5">
            <text:p>1837.5</text:p>
          </table:table-cell>
          <table:table-cell office:value-type="float" office:value="0.0219652796183408">
            <text:p>0.0219652796</text:p>
          </table:table-cell>
          <table:table-cell office:value-type="float" office:value="0.0361635220125786">
            <text:p>0.036163522</text:p>
          </table:table-cell>
          <table:table-cell office:value-type="float" office:value="0.0610059760956175">
            <text:p>0.0610059761</text:p>
          </table:table-cell>
          <table:table-cell office:value-type="float" office:value="1.07782412674127">
            <text:p>1.0778241267</text:p>
          </table:table-cell>
          <table:table-cell office:value-type="float" office:value="1.12913561567976">
            <text:p>1.1291356157</text:p>
          </table:table-cell>
          <table:table-cell office:value-type="float" office:value="1.22081550540864">
            <text:p>1.2208155054</text:p>
          </table:table-cell>
          <table:table-cell office:value-type="float" office:value="31.9018110250252">
            <text:p>31.901811025</text:p>
          </table:table-cell>
          <table:table-cell office:value-type="float" office:value="19.5115480148192">
            <text:p>19.5115480148</text:p>
          </table:table-cell>
          <table:table-cell office:value-type="float" office:value="11.7051086705535">
            <text:p>11.705108670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12870">
            <text:p>12870</text:p>
          </table:table-cell>
          <table:table-cell office:value-type="float" office:value="19656">
            <text:p>19656</text:p>
          </table:table-cell>
          <table:table-cell office:value-type="float" office:value="35700">
            <text:p>35700</text:p>
          </table:table-cell>
          <table:table-cell office:value-type="float" office:value="548.625">
            <text:p>548.625</text:p>
          </table:table-cell>
          <table:table-cell office:value-type="float" office:value="990">
            <text:p>990</text:p>
          </table:table-cell>
          <table:table-cell office:value-type="float" office:value="1530">
            <text:p>1530</text:p>
          </table:table-cell>
          <table:table-cell office:value-type="float" office:value="0.0426282051282051">
            <text:p>0.0426282051</text:p>
          </table:table-cell>
          <table:table-cell office:value-type="float" office:value="0.0503663003663004">
            <text:p>0.0503663004</text:p>
          </table:table-cell>
          <table:table-cell office:value-type="float" office:value="0.0428571428571429">
            <text:p>0.0428571429</text:p>
          </table:table-cell>
          <table:table-cell office:value-type="float" office:value="1.15276035913872">
            <text:p>1.1527603591</text:p>
          </table:table-cell>
          <table:table-cell office:value-type="float" office:value="1.18125410913872">
            <text:p>1.1812541091</text:p>
          </table:table-cell>
          <table:table-cell office:value-type="float" office:value="1.1536">
            <text:p>1.1536</text:p>
          </table:table-cell>
          <table:table-cell office:value-type="float" office:value="16.6044571570291">
            <text:p>16.604457157</text:p>
          </table:table-cell>
          <table:table-cell office:value-type="float" office:value="14.1058575299391">
            <text:p>14.1058575299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13530">
            <text:p>13530</text:p>
          </table:table-cell>
          <table:table-cell office:value-type="float" office:value="20361">
            <text:p>20361</text:p>
          </table:table-cell>
          <table:table-cell office:value-type="float" office:value="35100">
            <text:p>35100</text:p>
          </table:table-cell>
          <table:table-cell office:value-type="float" office:value="548.625">
            <text:p>548.625</text:p>
          </table:table-cell>
          <table:table-cell office:value-type="float" office:value="940.5">
            <text:p>940.5</text:p>
          </table:table-cell>
          <table:table-cell office:value-type="float" office:value="1710">
            <text:p>1710</text:p>
          </table:table-cell>
          <table:table-cell office:value-type="float" office:value="0.0405487804878049">
            <text:p>0.0405487805</text:p>
          </table:table-cell>
          <table:table-cell office:value-type="float" office:value="0.0461912479740681">
            <text:p>0.046191248</text:p>
          </table:table-cell>
          <table:table-cell office:value-type="float" office:value="0.0487179487179487">
            <text:p>0.0487179487</text:p>
          </table:table-cell>
          <table:table-cell office:value-type="float" office:value="1.14514337076145">
            <text:p>1.1451433708</text:p>
          </table:table-cell>
          <table:table-cell office:value-type="float" office:value="1.16585128543247">
            <text:p>1.1658512854</text:p>
          </table:table-cell>
          <table:table-cell office:value-type="float" office:value="1.1751647600263">
            <text:p>1.17516476</text:p>
          </table:table-cell>
          <table:table-cell office:value-type="float" office:value="17.4384337337802">
            <text:p>17.4384337338</text:p>
          </table:table-cell>
          <table:table-cell office:value-type="float" office:value="15.3499937905927">
            <text:p>15.3499937906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2144">
            <text:p>12144</text:p>
          </table:table-cell>
          <table:table-cell office:value-type="float" office:value="20592">
            <text:p>20592</text:p>
          </table:table-cell>
          <table:table-cell office:value-type="float" office:value="36960">
            <text:p>36960</text:p>
          </table:table-cell>
          <table:table-cell office:value-type="float" office:value="655.875">
            <text:p>655.875</text:p>
          </table:table-cell>
          <table:table-cell office:value-type="float" office:value="399.75">
            <text:p>399.75</text:p>
          </table:table-cell>
          <table:table-cell office:value-type="float" office:value="457.5">
            <text:p>457.5</text:p>
          </table:table-cell>
          <table:table-cell office:value-type="float" office:value="0.054008152173913">
            <text:p>0.0540081522</text:p>
          </table:table-cell>
          <table:table-cell office:value-type="float" office:value="0.0194128787878788">
            <text:p>0.0194128788</text:p>
          </table:table-cell>
          <table:table-cell office:value-type="float" office:value="0.0123782467532468">
            <text:p>0.0123782468</text:p>
          </table:table-cell>
          <table:table-cell office:value-type="float" office:value="1.19474561839113">
            <text:p>1.1947456184</text:p>
          </table:table-cell>
          <table:table-cell office:value-type="float" office:value="1.06868372108873">
            <text:p>1.0686837211</text:p>
          </table:table-cell>
          <table:table-cell office:value-type="float" office:value="1.04362417678202">
            <text:p>1.0436241768</text:p>
          </table:table-cell>
          <table:table-cell office:value-type="float" office:value="13.1776568055056">
            <text:p>13.17765680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office:value-type="float" office:value="673">
            <text:p>673</text:p>
          </table:table-cell>
          <table:table-cell table:number-columns-repeated="2" office:value-type="float" office:value="337">
            <text:p>337</text:p>
          </table:table-cell>
          <table:table-cell office:value-type="float" office:value="14608">
            <text:p>14608</text:p>
          </table:table-cell>
          <table:table-cell office:value-type="float" office:value="21756">
            <text:p>21756</text:p>
          </table:table-cell>
          <table:table-cell office:value-type="float" office:value="36780">
            <text:p>36780</text:p>
          </table:table-cell>
          <table:table-cell office:value-type="float" office:value="734">
            <text:p>734</text:p>
          </table:table-cell>
          <table:table-cell office:value-type="float" office:value="1543.5">
            <text:p>1543.5</text:p>
          </table:table-cell>
          <table:table-cell office:value-type="float" office:value="307.5">
            <text:p>307.5</text:p>
          </table:table-cell>
          <table:table-cell office:value-type="float" office:value="0.0502464403066813">
            <text:p>0.0502464403</text:p>
          </table:table-cell>
          <table:table-cell office:value-type="float" office:value="0.0709459459459459">
            <text:p>0.0709459459</text:p>
          </table:table-cell>
          <table:table-cell office:value-type="float" office:value="0.0083605220228385">
            <text:p>0.008360522</text:p>
          </table:table-cell>
          <table:table-cell office:value-type="float" office:value="1.18081096240983">
            <text:p>1.1808109624</text:p>
          </table:table-cell>
          <table:table-cell office:value-type="float" office:value="1.25817613221329">
            <text:p>1.2581761322</text:p>
          </table:table-cell>
          <table:table-cell office:value-type="float" office:value="1.02939882780378">
            <text:p>1.0293988278</text:p>
          </table:table-cell>
          <table:table-cell office:value-type="float" office:value="14.1386928900417">
            <text:p>14.13869289</text:p>
          </table:table-cell>
          <table:table-cell office:value-type="float" office:value="10.1126892856572">
            <text:p>10.11268928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office:value-type="float" office:value="682">
            <text:p>682</text:p>
          </table:table-cell>
          <table:table-cell table:number-columns-repeated="2" office:value-type="float" office:value="342">
            <text:p>342</text:p>
          </table:table-cell>
          <table:table-cell office:value-type="float" office:value="15390">
            <text:p>15390</text:p>
          </table:table-cell>
          <table:table-cell office:value-type="float" office:value="23328">
            <text:p>23328</text:p>
          </table:table-cell>
          <table:table-cell office:value-type="float" office:value="38880">
            <text:p>38880</text:p>
          </table:table-cell>
          <table:table-cell office:value-type="float" office:value="648">
            <text:p>648</text:p>
          </table:table-cell>
          <table:table-cell office:value-type="float" office:value="-71.875">
            <text:p>-71.875</text:p>
          </table:table-cell>
          <table:table-cell office:value-type="float" office:value="-119.875">
            <text:p>-119.875</text:p>
          </table:table-cell>
          <table:table-cell office:value-type="float" office:value="0.0421052631578947">
            <text:p>0.0421052632</text:p>
          </table:table-cell>
          <table:table-cell office:value-type="float" office:value="-0.00308106138545953">
            <text:p>-0.0030810614</text:p>
          </table:table-cell>
          <table:table-cell office:value-type="float" office:value="-0.00308320473251029">
            <text:p>-0.0030832047</text:p>
          </table:table-cell>
          <table:table-cell office:value-type="float" office:value="1.1508432132964">
            <text:p>1.1508432133</text:p>
          </table:table-cell>
          <table:table-cell office:value-type="float" office:value="0.989234891311843">
            <text:p>0.9892348913</text:p>
          </table:table-cell>
          <table:table-cell office:value-type="float" office:value="0.989227415493002">
            <text:p>0.9892274155</text:p>
          </table:table-cell>
          <table:table-cell office:value-type="float" office:value="16.8064369094109">
            <text:p>16.80643690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687">
            <text:p>687</text:p>
          </table:table-cell>
          <table:table-cell office:value-type="float" office:value="343">
            <text:p>343</text:p>
          </table:table-cell>
          <table:table-cell office:value-type="float" office:value="15650">
            <text:p>15650</text:p>
          </table:table-cell>
          <table:table-cell office:value-type="float" office:value="24744">
            <text:p>24744</text:p>
          </table:table-cell>
          <table:table-cell office:value-type="float" office:value="41880">
            <text:p>41880</text:p>
          </table:table-cell>
          <table:table-cell office:value-type="float" office:value="762.5">
            <text:p>762.5</text:p>
          </table:table-cell>
          <table:table-cell office:value-type="float" office:value="1149">
            <text:p>1149</text:p>
          </table:table-cell>
          <table:table-cell office:value-type="float" office:value="-239.875">
            <text:p>-239.875</text:p>
          </table:table-cell>
          <table:table-cell office:value-type="float" office:value="0.0487220447284345">
            <text:p>0.0487220447</text:p>
          </table:table-cell>
          <table:table-cell office:value-type="float" office:value="0.0464354995150339">
            <text:p>0.0464354995</text:p>
          </table:table-cell>
          <table:table-cell office:value-type="float" office:value="-0.00572767430754537">
            <text:p>-0.0057276743</text:p>
          </table:table-cell>
          <table:table-cell office:value-type="float" office:value="1.17517987832886">
            <text:p>1.1751798783</text:p>
          </table:table-cell>
          <table:table-cell office:value-type="float" office:value="1.16675050930843">
            <text:p>1.1667505093</text:p>
          </table:table-cell>
          <table:table-cell office:value-type="float" office:value="0.980017440179419">
            <text:p>0.9800174402</text:p>
          </table:table-cell>
          <table:table-cell office:value-type="float" office:value="14.5703876130914">
            <text:p>14.5703876131</text:p>
          </table:table-cell>
          <table:table-cell office:value-type="float" office:value="15.2710483354786">
            <text:p>15.2710483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13936">
            <text:p>13936</text:p>
          </table:table-cell>
          <table:table-cell office:value-type="float" office:value="23688">
            <text:p>23688</text:p>
          </table:table-cell>
          <table:table-cell office:value-type="float" office:value="36960">
            <text:p>36960</text:p>
          </table:table-cell>
          <table:table-cell office:value-type="float" office:value="44.875">
            <text:p>44.875</text:p>
          </table:table-cell>
          <table:table-cell office:value-type="float" office:value="1305">
            <text:p>1305</text:p>
          </table:table-cell>
          <table:table-cell office:value-type="float" office:value="457.5">
            <text:p>457.5</text:p>
          </table:table-cell>
          <table:table-cell office:value-type="float" office:value="0.00322007749712974">
            <text:p>0.0032200775</text:p>
          </table:table-cell>
          <table:table-cell office:value-type="float" office:value="0.0550911854103343">
            <text:p>0.0550911854</text:p>
          </table:table-cell>
          <table:table-cell office:value-type="float" office:value="0.0123782467532468">
            <text:p>0.0123782468</text:p>
          </table:table-cell>
          <table:table-cell office:value-type="float" office:value="1.01129059428217">
            <text:p>1.0112905943</text:p>
          </table:table-cell>
          <table:table-cell office:value-type="float" office:value="1.19876782480761">
            <text:p>1.1987678248</text:p>
          </table:table-cell>
          <table:table-cell office:value-type="float" office:value="1.04362417678202">
            <text:p>1.0436241768</text:p>
          </table:table-cell>
          <table:table-cell office:value-type="float" office:value="0">
            <text:p>0</text:p>
          </table:table-cell>
          <table:table-cell office:value-type="float" office:value="12.9252925190085">
            <text:p>12.9252925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0">
            <text:p>390</text:p>
          </table:table-cell>
          <table:table-cell office:value-type="float" office:value="14118">
            <text:p>14118</text:p>
          </table:table-cell>
          <table:table-cell office:value-type="float" office:value="24435">
            <text:p>24435</text:p>
          </table:table-cell>
          <table:table-cell office:value-type="float" office:value="41055">
            <text:p>41055</text:p>
          </table:table-cell>
          <table:table-cell office:value-type="float" office:value="349.375">
            <text:p>349.375</text:p>
          </table:table-cell>
          <table:table-cell office:value-type="float" office:value="604.625">
            <text:p>604.625</text:p>
          </table:table-cell>
          <table:table-cell office:value-type="float" office:value="1759.5">
            <text:p>1759.5</text:p>
          </table:table-cell>
          <table:table-cell office:value-type="float" office:value="0.0247467771639042">
            <text:p>0.0247467772</text:p>
          </table:table-cell>
          <table:table-cell office:value-type="float" office:value="0.024744219357479">
            <text:p>0.0247442194</text:p>
          </table:table-cell>
          <table:table-cell office:value-type="float" office:value="0.0428571428571429">
            <text:p>0.0428571429</text:p>
          </table:table-cell>
          <table:table-cell office:value-type="float" office:value="1.08781402991446">
            <text:p>1.0878140299</text:p>
          </table:table-cell>
          <table:table-cell office:value-type="float" office:value="1.08780482947873">
            <text:p>1.0878048295</text:p>
          </table:table-cell>
          <table:table-cell office:value-type="float" office:value="1.1536">
            <text:p>1.1536</text:p>
          </table:table-cell>
          <table:table-cell office:value-type="float" office:value="28.3547555502194">
            <text:p>28.3547555502</text:p>
          </table:table-cell>
          <table:table-cell office:value-type="float" office:value="28.3576510421258">
            <text:p>28.3576510421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5055">
            <text:p>15055</text:p>
          </table:table-cell>
          <table:table-cell office:value-type="float" office:value="25775">
            <text:p>25775</text:p>
          </table:table-cell>
          <table:table-cell office:value-type="float" office:value="40365">
            <text:p>40365</text:p>
          </table:table-cell>
          <table:table-cell office:value-type="float" office:value="330.375">
            <text:p>330.375</text:p>
          </table:table-cell>
          <table:table-cell office:value-type="float" office:value="1196.875">
            <text:p>1196.875</text:p>
          </table:table-cell>
          <table:table-cell office:value-type="float" office:value="1966.5">
            <text:p>1966.5</text:p>
          </table:table-cell>
          <table:table-cell office:value-type="float" office:value="0.0219445366987712">
            <text:p>0.0219445367</text:p>
          </table:table-cell>
          <table:table-cell office:value-type="float" office:value="0.0464354995150339">
            <text:p>0.0464354995</text:p>
          </table:table-cell>
          <table:table-cell office:value-type="float" office:value="0.0487179487179487">
            <text:p>0.0487179487</text:p>
          </table:table-cell>
          <table:table-cell office:value-type="float" office:value="1.07774974131991">
            <text:p>1.0777497413</text:p>
          </table:table-cell>
          <table:table-cell office:value-type="float" office:value="1.16675050930843">
            <text:p>1.1667505093</text:p>
          </table:table-cell>
          <table:table-cell office:value-type="float" office:value="1.1751647600263">
            <text:p>1.17516476</text:p>
          </table:table-cell>
          <table:table-cell office:value-type="float" office:value="31.9316407508222">
            <text:p>31.9316407508</text:p>
          </table:table-cell>
          <table:table-cell office:value-type="float" office:value="15.2710483354786">
            <text:p>15.2710483355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68">
            <text:p>368</text:p>
          </table:table-cell>
          <table:table-cell office:value-type="float" office:value="14378">
            <text:p>14378</text:p>
          </table:table-cell>
          <table:table-cell office:value-type="float" office:value="25128">
            <text:p>25128</text:p>
          </table:table-cell>
          <table:table-cell office:value-type="float" office:value="42504">
            <text:p>42504</text:p>
          </table:table-cell>
          <table:table-cell office:value-type="float" office:value="113">
            <text:p>113</text:p>
          </table:table-cell>
          <table:table-cell office:value-type="float" office:value="-324.875">
            <text:p>-324.875</text:p>
          </table:table-cell>
          <table:table-cell office:value-type="float" office:value="526.125">
            <text:p>526.125</text:p>
          </table:table-cell>
          <table:table-cell office:value-type="float" office:value="0.00785922937821672">
            <text:p>0.0078592294</text:p>
          </table:table-cell>
          <table:table-cell office:value-type="float" office:value="-0.0129288045208532">
            <text:p>-0.0129288045</text:p>
          </table:table-cell>
          <table:table-cell office:value-type="float" office:value="0.0123782467532468">
            <text:p>0.0123782468</text:p>
          </table:table-cell>
          <table:table-cell office:value-type="float" office:value="1.02762836709714">
            <text:p>1.0276283671</text:p>
          </table:table-cell>
          <table:table-cell office:value-type="float" office:value="0.955076805990237">
            <text:p>0.955076806</text:p>
          </table:table-cell>
          <table:table-cell office:value-type="float" office:value="1.04362417678202">
            <text:p>1.0436241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6375">
            <text:p>16375</text:p>
          </table:table-cell>
          <table:table-cell office:value-type="float" office:value="24833">
            <text:p>24833</text:p>
          </table:table-cell>
          <table:table-cell office:value-type="float" office:value="42297">
            <text:p>42297</text:p>
          </table:table-cell>
          <table:table-cell office:value-type="float" office:value="1163.875">
            <text:p>1163.875</text:p>
          </table:table-cell>
          <table:table-cell office:value-type="float" office:value="1691.5">
            <text:p>1691.5</text:p>
          </table:table-cell>
          <table:table-cell office:value-type="float" office:value="353.625">
            <text:p>353.625</text:p>
          </table:table-cell>
          <table:table-cell office:value-type="float" office:value="0.0710763358778626">
            <text:p>0.0710763359</text:p>
          </table:table-cell>
          <table:table-cell office:value-type="float" office:value="0.0681150082551444">
            <text:p>0.0681150083</text:p>
          </table:table-cell>
          <table:table-cell office:value-type="float" office:value="0.0083605220228385">
            <text:p>0.008360522</text:p>
          </table:table-cell>
          <table:table-cell office:value-type="float" office:value="1.25866879279529">
            <text:p>1.2586687928</text:p>
          </table:table-cell>
          <table:table-cell office:value-type="float" office:value="1.24749625141822">
            <text:p>1.2474962514</text:p>
          </table:table-cell>
          <table:table-cell office:value-type="float" office:value="1.02939882780378">
            <text:p>1.0293988278</text:p>
          </table:table-cell>
          <table:table-cell office:value-type="float" office:value="10.0947589991849">
            <text:p>10.0947589992</text:p>
          </table:table-cell>
          <table:table-cell office:value-type="float" office:value="10.5188976205308">
            <text:p>10.51889762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70">
            <text:p>470</text:p>
          </table:table-cell>
          <table:table-cell office:value-type="float" office:value="16833">
            <text:p>16833</text:p>
          </table:table-cell>
          <table:table-cell office:value-type="float" office:value="26568">
            <text:p>26568</text:p>
          </table:table-cell>
          <table:table-cell office:value-type="float" office:value="44712">
            <text:p>44712</text:p>
          </table:table-cell>
          <table:table-cell office:value-type="float" office:value="245.875">
            <text:p>245.875</text:p>
          </table:table-cell>
          <table:table-cell office:value-type="float" office:value="-33.375">
            <text:p>-33.375</text:p>
          </table:table-cell>
          <table:table-cell office:value-type="float" office:value="-56.25">
            <text:p>-56.25</text:p>
          </table:table-cell>
          <table:table-cell office:value-type="float" office:value="0.0146067248856413">
            <text:p>0.0146067249</text:p>
          </table:table-cell>
          <table:table-cell office:value-type="float" office:value="-0.00125621047877145">
            <text:p>-0.0012562105</text:p>
          </table:table-cell>
          <table:table-cell office:value-type="float" office:value="-0.00125805152979066">
            <text:p>-0.0012580515</text:p>
          </table:table-cell>
          <table:table-cell office:value-type="float" office:value="1.05154171566704">
            <text:p>1.0515417157</text:p>
          </table:table-cell>
          <table:table-cell office:value-type="float" office:value="0.995606356331243">
            <text:p>0.9956063563</text:p>
          </table:table-cell>
          <table:table-cell office:value-type="float" office:value="0.99559992172529">
            <text:p>0.99559992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75">
            <text:p>475</text:p>
          </table:table-cell>
          <table:table-cell office:value-type="float" office:value="16264">
            <text:p>16264</text:p>
          </table:table-cell>
          <table:table-cell office:value-type="float" office:value="27222">
            <text:p>27222</text:p>
          </table:table-cell>
          <table:table-cell office:value-type="float" office:value="48162">
            <text:p>48162</text:p>
          </table:table-cell>
          <table:table-cell office:value-type="float" office:value="62.125">
            <text:p>62.125</text:p>
          </table:table-cell>
          <table:table-cell office:value-type="float" office:value="-35.75">
            <text:p>-35.75</text:p>
          </table:table-cell>
          <table:table-cell office:value-type="float" office:value="-63.375">
            <text:p>-63.375</text:p>
          </table:table-cell>
          <table:table-cell office:value-type="float" office:value="0.0038197860304968">
            <text:p>0.003819786</text:p>
          </table:table-cell>
          <table:table-cell office:value-type="float" office:value="-0.00131327602674308">
            <text:p>-0.001313276</text:p>
          </table:table-cell>
          <table:table-cell office:value-type="float" office:value="-0.00131587143391055">
            <text:p>-0.0013158714</text:p>
          </table:table-cell>
          <table:table-cell office:value-type="float" office:value="1.01339784900676">
            <text:p>1.013397849</text:p>
          </table:table-cell>
          <table:table-cell office:value-type="float" office:value="0.995406914306487">
            <text:p>0.9954069143</text:p>
          </table:table-cell>
          <table:table-cell office:value-type="float" office:value="0.995397843755869">
            <text:p>0.9953978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4">
            <text:p>4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15897">
            <text:p>15897</text:p>
          </table:table-cell>
          <table:table-cell office:value-type="float" office:value="25903">
            <text:p>25903</text:p>
          </table:table-cell>
          <table:table-cell office:value-type="float" office:value="44383">
            <text:p>44383</text:p>
          </table:table-cell>
          <table:table-cell office:value-type="float" office:value="38.25">
            <text:p>38.25</text:p>
          </table:table-cell>
          <table:table-cell office:value-type="float" office:value="2025.75">
            <text:p>2025.75</text:p>
          </table:table-cell>
          <table:table-cell office:value-type="float" office:value="3471">
            <text:p>3471</text:p>
          </table:table-cell>
          <table:table-cell office:value-type="float" office:value="0.00240611436120023">
            <text:p>0.0024061144</text:p>
          </table:table-cell>
          <table:table-cell office:value-type="float" office:value="0.0782052271937613">
            <text:p>0.0782052272</text:p>
          </table:table-cell>
          <table:table-cell office:value-type="float" office:value="0.0782056192686389">
            <text:p>0.0782056193</text:p>
          </table:table-cell>
          <table:table-cell office:value-type="float" office:value="1.00843274746139">
            <text:p>1.0084327475</text:p>
          </table:table-cell>
          <table:table-cell office:value-type="float" office:value="1.2857057679966">
            <text:p>1.285705768</text:p>
          </table:table-cell>
          <table:table-cell office:value-type="float" office:value="1.28570726045521">
            <text:p>1.2857072605</text:p>
          </table:table-cell>
          <table:table-cell office:value-type="float" office:value="0">
            <text:p>0</text:p>
          </table:table-cell>
          <table:table-cell office:value-type="float" office:value="9.20540686559963">
            <text:p>9.2054068656</text:p>
          </table:table-cell>
          <table:table-cell office:value-type="float" office:value="9.20536241005636">
            <text:p>9.205362410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17919">
            <text:p>17919</text:p>
          </table:table-cell>
          <table:table-cell office:value-type="float" office:value="29506">
            <text:p>29506</text:p>
          </table:table-cell>
          <table:table-cell office:value-type="float" office:value="54156">
            <text:p>54156</text:p>
          </table:table-cell>
          <table:table-cell office:value-type="float" office:value="13.2857142857143">
            <text:p>13.2857142857</text:p>
          </table:table-cell>
          <table:table-cell office:value-type="float" office:value="1799.28571428571">
            <text:p>1799.2857142857</text:p>
          </table:table-cell>
          <table:table-cell office:value-type="float" office:value="3302.28571428571">
            <text:p>3302.2857142857</text:p>
          </table:table-cell>
          <table:table-cell office:value-type="float" office:value="0.0007414316806582">
            <text:p>0.0007414317</text:p>
          </table:table-cell>
          <table:table-cell office:value-type="float" office:value="0.060980333297828">
            <text:p>0.0609803333</text:p>
          </table:table-cell>
          <table:table-cell office:value-type="float" office:value="0.0609772825593787">
            <text:p>0.0609772826</text:p>
          </table:table-cell>
          <table:table-cell office:value-type="float" office:value="1.00259608833534">
            <text:p>1.0025960883</text:p>
          </table:table-cell>
          <table:table-cell office:value-type="float" office:value="1.22071962459866">
            <text:p>1.2207196246</text:p>
          </table:table-cell>
          <table:table-cell office:value-type="float" office:value="1.22070821777495">
            <text:p>1.2207082178</text:p>
          </table:table-cell>
          <table:table-cell office:value-type="float" office:value="0">
            <text:p>0</text:p>
          </table:table-cell>
          <table:table-cell office:value-type="float" office:value="11.7098878743622">
            <text:p>11.7098878744</text:p>
          </table:table-cell>
          <table:table-cell office:value-type="float" office:value="11.7104567264749">
            <text:p>11.710456726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19402">
            <text:p>19402</text:p>
          </table:table-cell>
          <table:table-cell office:value-type="float" office:value="31897">
            <text:p>31897</text:p>
          </table:table-cell>
          <table:table-cell office:value-type="float" office:value="58609">
            <text:p>58609</text:p>
          </table:table-cell>
          <table:table-cell office:value-type="float" office:value="0">
            <text:p>0</text:p>
          </table:table-cell>
          <table:table-cell office:value-type="float" office:value="1600.5">
            <text:p>160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01771326457034">
            <text:p>0.05017713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8055474375543">
            <text:p>1.1805547438</text:p>
          </table:table-cell>
          <table:table-cell office:value-type="float" office:value="1.29">
            <text:p>1.29</text:p>
          </table:table-cell>
          <table:table-cell office:value-type="float" office:value="0">
            <text:p>0</text:p>
          </table:table-cell>
          <table:table-cell office:value-type="float" office:value="14.15775111408">
            <text:p>14.15775111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19063">
            <text:p>19063</text:p>
          </table:table-cell>
          <table:table-cell office:value-type="float" office:value="31771">
            <text:p>31771</text:p>
          </table:table-cell>
          <table:table-cell office:value-type="float" office:value="63428">
            <text:p>63428</text:p>
          </table:table-cell>
          <table:table-cell office:value-type="float" office:value="-542.4">
            <text:p>-542.4</text:p>
          </table:table-cell>
          <table:table-cell office:value-type="float" office:value="-1654.75">
            <text:p>-1654.75</text:p>
          </table:table-cell>
          <table:table-cell office:value-type="float" office:value="0">
            <text:p>0</text:p>
          </table:table-cell>
          <table:table-cell office:value-type="float" office:value="-0.0284530241829722">
            <text:p>-0.0284530242</text:p>
          </table:table-cell>
          <table:table-cell office:value-type="float" office:value="-0.0520836612004658">
            <text:p>-0.0520836612</text:p>
          </table:table-cell>
          <table:table-cell office:value-type="float" office:value="0">
            <text:p>0</text:p>
          </table:table-cell>
          <table:table-cell office:value-type="float" office:value="0.902001181546504">
            <text:p>0.9020011815</text:p>
          </table:table-cell>
          <table:table-cell office:value-type="float" office:value="0.823024093015898">
            <text:p>0.823024093</text:p>
          </table:table-cell>
          <table:table-cell office:value-type="float" office:value="1.29">
            <text:p>1.29</text:p>
          </table:table-cell>
          <table:table-cell office:value-type="float" office:value="-24.0128665779269">
            <text:p>-24.0128665779</text:p>
          </table:table-cell>
          <table:table-cell office:value-type="float" office:value="-12.9586789995487">
            <text:p>-12.95867899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8519">
            <text:p>18519</text:p>
          </table:table-cell>
          <table:table-cell office:value-type="float" office:value="33017">
            <text:p>33017</text:p>
          </table:table-cell>
          <table:table-cell office:value-type="float" office:value="68643">
            <text:p>68643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19">
            <text:p>1.19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5">
            <text:p>5</text:p>
          </table:table-cell>
          <table:table-cell office:value-type="float" office:value="648">
            <text:p>648</text:p>
          </table:table-cell>
          <table:table-cell office:value-type="float" office:value="842">
            <text:p>842</text:p>
          </table:table-cell>
          <table:table-cell office:value-type="float" office:value="1162">
            <text:p>1162</text:p>
          </table:table-cell>
          <table:table-cell office:value-type="float" office:value="17991">
            <text:p>17991</text:p>
          </table:table-cell>
          <table:table-cell office:value-type="float" office:value="33963">
            <text:p>33963</text:p>
          </table:table-cell>
          <table:table-cell office:value-type="float" office:value="74287">
            <text:p>74287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02">
            <text:p>1.02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3" office:value-type="float" office:value="5">
            <text:p>5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7478">
            <text:p>17478</text:p>
          </table:table-cell>
          <table:table-cell office:value-type="float" office:value="35525">
            <text:p>35525</text:p>
          </table:table-cell>
          <table:table-cell office:value-type="float" office:value="80395">
            <text:p>80395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21">
            <text:p>1.21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44.25">
            <text:p>144.25</text:p>
          </table:table-cell>
          <table:table-cell office:value-type="float" office:value="6757.75">
            <text:p>6757.75</text:p>
          </table:table-cell>
          <table:table-cell office:value-type="float" office:value="30865.5">
            <text:p>30865.5</text:p>
          </table:table-cell>
          <table:table-cell office:value-type="float" office:value="19.3775">
            <text:p>19.3775</text:p>
          </table:table-cell>
          <table:table-cell table:number-columns-repeated="3" office:value-type="float" office:value="5">
            <text:p>5</text:p>
          </table:table-cell>
          <table:table-cell office:value-type="float" office:value="536">
            <text:p>536</text:p>
          </table:table-cell>
          <table:table-cell table:number-columns-repeated="2" office:value-type="float" office:value="1101">
            <text:p>1101</text:p>
          </table:table-cell>
          <table:table-cell office:value-type="float" office:value="16979">
            <text:p>16979</text:p>
          </table:table-cell>
          <table:table-cell office:value-type="float" office:value="37167">
            <text:p>37167</text:p>
          </table:table-cell>
          <table:table-cell office:value-type="float" office:value="87005">
            <text:p>87005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19">
            <text:p>1.19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47">
            <text:p>147</text:p>
          </table:table-cell>
          <table:table-cell office:value-type="float" office:value="6888">
            <text:p>6888</text:p>
          </table:table-cell>
          <table:table-cell office:value-type="float" office:value="32579.6666666667">
            <text:p>32579.6666666667</text:p>
          </table:table-cell>
          <table:table-cell office:value-type="float" office:value="20.38">
            <text:p>20.38</text:p>
          </table:table-cell>
          <table:table-cell table:number-columns-repeated="3" office:value-type="float" office:value="5">
            <text:p>5</text:p>
          </table:table-cell>
          <table:table-cell office:value-type="float" office:value="543">
            <text:p>543</text:p>
          </table:table-cell>
          <table:table-cell table:number-columns-repeated="2" office:value-type="float" office:value="1133">
            <text:p>1133</text:p>
          </table:table-cell>
          <table:table-cell office:value-type="float" office:value="16495">
            <text:p>16495</text:p>
          </table:table-cell>
          <table:table-cell office:value-type="float" office:value="38672">
            <text:p>38672</text:p>
          </table:table-cell>
          <table:table-cell office:value-type="float" office:value="94159">
            <text:p>94159</text:p>
          </table:table-cell>
          <table:table-cell table:number-columns-repeated="6"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.19">
            <text:p>1.19</text:p>
          </table:table-cell>
          <table:table-cell office:value-type="float" office:value="1.29">
            <text:p>1.2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9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">
            <text:p>0.9</text:p>
          </table:table-cell>
          <table:table-cell office:value-type="float" office:value="1.19">
            <text:p>1.19</text:p>
          </table:table-cell>
          <table:table-cell office:value-type="float" office:value="1.29">
            <text:p>1.29</text:p>
          </table:table-cell>
          <table:table-cell office:value-type="float" office:value="-24">
            <text:p>-24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0.3">
            <text:p>20.3</text:p>
          </table:table-cell>
          <table:table-cell office:value-type="float" office:value="22.3">
            <text:p>22.3</text:p>
          </table:table-cell>
          <table:table-cell office:value-type="float" office:value="40.6">
            <text:p>40.6</text:p>
          </table:table-cell>
          <table:table-cell office:value-type="float" office:value="19957">
            <text:p>19957</text:p>
          </table:table-cell>
          <table:table-cell office:value-type="float" office:value="21946">
            <text:p>21946</text:p>
          </table:table-cell>
          <table:table-cell office:value-type="float" office:value="23908">
            <text:p>2390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3:18.82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118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759cm" svg:y="1.313cm" svg:width="31.251cm" svg:height="12.855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96">
                <text:p>8896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648">
                <text:p>8648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017">
                <text:p>9017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2085">
                <text:p>12085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776">
                <text:p>12776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780">
                <text:p>8780</text:p>
              </table:table-cell>
              <table:table-cell office:value-type="float" office:value="11638">
                <text:p>11638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326">
                <text:p>8326</text:p>
              </table:table-cell>
              <table:table-cell office:value-type="float" office:value="11437">
                <text:p>11437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290">
                <text:p>8290</text:p>
              </table:table-cell>
              <table:table-cell office:value-type="float" office:value="11653">
                <text:p>11653</text:p>
              </table:table-cell>
              <table:table-cell office:value-type="float" office:value="16248">
                <text:p>1624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006">
                <text:p>8006</text:p>
              </table:table-cell>
              <table:table-cell office:value-type="float" office:value="11356">
                <text:p>11356</text:p>
              </table:table-cell>
              <table:table-cell office:value-type="float" office:value="17217">
                <text:p>1721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007">
                <text:p>8007</text:p>
              </table:table-cell>
              <table:table-cell office:value-type="float" office:value="11130">
                <text:p>11130</text:p>
              </table:table-cell>
              <table:table-cell office:value-type="float" office:value="15657">
                <text:p>1565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360">
                <text:p>8360</text:p>
              </table:table-cell>
              <table:table-cell office:value-type="float" office:value="10838">
                <text:p>10838</text:p>
              </table:table-cell>
              <table:table-cell office:value-type="float" office:value="15403">
                <text:p>1540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270">
                <text:p>8270</text:p>
              </table:table-cell>
              <table:table-cell office:value-type="float" office:value="11846">
                <text:p>11846</text:p>
              </table:table-cell>
              <table:table-cell office:value-type="float" office:value="16243">
                <text:p>1624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006">
                <text:p>8006</text:p>
              </table:table-cell>
              <table:table-cell office:value-type="float" office:value="11150">
                <text:p>11150</text:p>
              </table:table-cell>
              <table:table-cell office:value-type="float" office:value="17243">
                <text:p>1724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007">
                <text:p>8007</text:p>
              </table:table-cell>
              <table:table-cell office:value-type="float" office:value="10336">
                <text:p>10336</text:p>
              </table:table-cell>
              <table:table-cell office:value-type="float" office:value="15713">
                <text:p>1571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725">
                <text:p>7725</text:p>
              </table:table-cell>
              <table:table-cell office:value-type="float" office:value="10636">
                <text:p>10636</text:p>
              </table:table-cell>
              <table:table-cell office:value-type="float" office:value="14627">
                <text:p>1462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786">
                <text:p>7786</text:p>
              </table:table-cell>
              <table:table-cell office:value-type="float" office:value="10533">
                <text:p>10533</text:p>
              </table:table-cell>
              <table:table-cell office:value-type="float" office:value="15872">
                <text:p>1587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8007">
                <text:p>8007</text:p>
              </table:table-cell>
              <table:table-cell office:value-type="float" office:value="10282">
                <text:p>10282</text:p>
              </table:table-cell>
              <table:table-cell office:value-type="float" office:value="15061">
                <text:p>1506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945">
                <text:p>7945</text:p>
              </table:table-cell>
              <table:table-cell office:value-type="float" office:value="10496">
                <text:p>10496</text:p>
              </table:table-cell>
              <table:table-cell office:value-type="float" office:value="15555">
                <text:p>1555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950">
                <text:p>7950</text:p>
              </table:table-cell>
              <table:table-cell office:value-type="float" office:value="10923">
                <text:p>10923</text:p>
              </table:table-cell>
              <table:table-cell office:value-type="float" office:value="17087">
                <text:p>17087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664">
                <text:p>11664</text:p>
              </table:table-cell>
              <table:table-cell office:value-type="float" office:value="16617">
                <text:p>1661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612">
                <text:p>7612</text:p>
              </table:table-cell>
              <table:table-cell office:value-type="float" office:value="11088">
                <text:p>11088</text:p>
              </table:table-cell>
              <table:table-cell office:value-type="float" office:value="15977">
                <text:p>1597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04">
                <text:p>7804</text:p>
              </table:table-cell>
              <table:table-cell office:value-type="float" office:value="11243">
                <text:p>11243</text:p>
              </table:table-cell>
              <table:table-cell office:value-type="float" office:value="16576">
                <text:p>1657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310">
                <text:p>7310</text:p>
              </table:table-cell>
              <table:table-cell office:value-type="float" office:value="11774">
                <text:p>11774</text:p>
              </table:table-cell>
              <table:table-cell office:value-type="float" office:value="17087">
                <text:p>1708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524">
                <text:p>11524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210">
                <text:p>11210</text:p>
              </table:table-cell>
              <table:table-cell office:value-type="float" office:value="18292">
                <text:p>1829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35">
                <text:p>8335</text:p>
              </table:table-cell>
              <table:table-cell office:value-type="float" office:value="11580">
                <text:p>11580</text:p>
              </table:table-cell>
              <table:table-cell office:value-type="float" office:value="19263">
                <text:p>19263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709">
                <text:p>8709</text:p>
              </table:table-cell>
              <table:table-cell office:value-type="float" office:value="11690">
                <text:p>11690</text:p>
              </table:table-cell>
              <table:table-cell office:value-type="float" office:value="17529">
                <text:p>1752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884">
                <text:p>8884</text:p>
              </table:table-cell>
              <table:table-cell office:value-type="float" office:value="11487">
                <text:p>11487</text:p>
              </table:table-cell>
              <table:table-cell office:value-type="float" office:value="15774">
                <text:p>1577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568">
                <text:p>8568</text:p>
              </table:table-cell>
              <table:table-cell office:value-type="float" office:value="11223">
                <text:p>11223</text:p>
              </table:table-cell>
              <table:table-cell office:value-type="float" office:value="17168">
                <text:p>1716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08">
                <text:p>8608</text:p>
              </table:table-cell>
              <table:table-cell office:value-type="float" office:value="11164">
                <text:p>11164</text:p>
              </table:table-cell>
              <table:table-cell office:value-type="float" office:value="18062">
                <text:p>1806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65">
                <text:p>8565</text:p>
              </table:table-cell>
              <table:table-cell office:value-type="float" office:value="11366">
                <text:p>11366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500">
                <text:p>8500</text:p>
              </table:table-cell>
              <table:table-cell office:value-type="float" office:value="11362">
                <text:p>11362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220">
                <text:p>8220</text:p>
              </table:table-cell>
              <table:table-cell office:value-type="float" office:value="12128">
                <text:p>12128</text:p>
              </table:table-cell>
              <table:table-cell office:value-type="float" office:value="19813">
                <text:p>1981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468">
                <text:p>8468</text:p>
              </table:table-cell>
              <table:table-cell office:value-type="float" office:value="12940">
                <text:p>12940</text:p>
              </table:table-cell>
              <table:table-cell office:value-type="float" office:value="18053">
                <text:p>1805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678">
                <text:p>8678</text:p>
              </table:table-cell>
              <table:table-cell office:value-type="float" office:value="11932">
                <text:p>11932</text:p>
              </table:table-cell>
              <table:table-cell office:value-type="float" office:value="17067">
                <text:p>1706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505">
                <text:p>8505</text:p>
              </table:table-cell>
              <table:table-cell office:value-type="float" office:value="11832">
                <text:p>11832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0">
                <text:p>8220</text:p>
              </table:table-cell>
              <table:table-cell office:value-type="float" office:value="11738">
                <text:p>11738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64">
                <text:p>8164</text:p>
              </table:table-cell>
              <table:table-cell office:value-type="float" office:value="12232">
                <text:p>12232</text:p>
              </table:table-cell>
              <table:table-cell office:value-type="float" office:value="17492">
                <text:p>174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80">
                <text:p>8280</text:p>
              </table:table-cell>
              <table:table-cell office:value-type="float" office:value="11794">
                <text:p>11794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012">
                <text:p>9012</text:p>
              </table:table-cell>
              <table:table-cell office:value-type="float" office:value="12930">
                <text:p>12930</text:p>
              </table:table-cell>
              <table:table-cell office:value-type="float" office:value="22075">
                <text:p>2207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864">
                <text:p>13864</text:p>
              </table:table-cell>
              <table:table-cell office:value-type="float" office:value="21102">
                <text:p>21102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036">
                <text:p>9036</text:p>
              </table:table-cell>
              <table:table-cell office:value-type="float" office:value="12529">
                <text:p>12529</text:p>
              </table:table-cell>
              <table:table-cell office:value-type="float" office:value="20543">
                <text:p>2054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3938">
                <text:p>13938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44">
                <text:p>8644</text:p>
              </table:table-cell>
              <table:table-cell office:value-type="float" office:value="14958">
                <text:p>14958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4559">
                <text:p>14559</text:p>
              </table:table-cell>
              <table:table-cell office:value-type="float" office:value="23382">
                <text:p>2338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888">
                <text:p>8888</text:p>
              </table:table-cell>
              <table:table-cell office:value-type="float" office:value="14923">
                <text:p>14923</text:p>
              </table:table-cell>
              <table:table-cell office:value-type="float" office:value="26464">
                <text:p>2646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6822">
                <text:p>16822</text:p>
              </table:table-cell>
              <table:table-cell office:value-type="float" office:value="28763">
                <text:p>2876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645">
                <text:p>11645</text:p>
              </table:table-cell>
              <table:table-cell office:value-type="float" office:value="15556">
                <text:p>15556</text:p>
              </table:table-cell>
              <table:table-cell office:value-type="float" office:value="26121">
                <text:p>26121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160">
                <text:p>11160</text:p>
              </table:table-cell>
              <table:table-cell office:value-type="float" office:value="16379">
                <text:p>16379</text:p>
              </table:table-cell>
              <table:table-cell office:value-type="float" office:value="23025">
                <text:p>2302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534">
                <text:p>10534</text:p>
              </table:table-cell>
              <table:table-cell office:value-type="float" office:value="15065">
                <text:p>15065</text:p>
              </table:table-cell>
              <table:table-cell office:value-type="float" office:value="25916">
                <text:p>2591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9900">
                <text:p>9900</text:p>
              </table:table-cell>
              <table:table-cell office:value-type="float" office:value="16354">
                <text:p>16354</text:p>
              </table:table-cell>
              <table:table-cell office:value-type="float" office:value="28078">
                <text:p>2807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1160">
                <text:p>11160</text:p>
              </table:table-cell>
              <table:table-cell office:value-type="float" office:value="15609">
                <text:p>15609</text:p>
              </table:table-cell>
              <table:table-cell office:value-type="float" office:value="25366">
                <text:p>2536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427">
                <text:p>11427</text:p>
              </table:table-cell>
              <table:table-cell office:value-type="float" office:value="15876">
                <text:p>15876</text:p>
              </table:table-cell>
              <table:table-cell office:value-type="float" office:value="22705">
                <text:p>22705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0633">
                <text:p>10633</text:p>
              </table:table-cell>
              <table:table-cell office:value-type="float" office:value="15435">
                <text:p>15435</text:p>
              </table:table-cell>
              <table:table-cell office:value-type="float" office:value="24550">
                <text:p>24550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1888">
                <text:p>11888</text:p>
              </table:table-cell>
              <table:table-cell office:value-type="float" office:value="16562">
                <text:p>16562</text:p>
              </table:table-cell>
              <table:table-cell office:value-type="float" office:value="27390">
                <text:p>2739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2276">
                <text:p>12276</text:p>
              </table:table-cell>
              <table:table-cell office:value-type="float" office:value="16502">
                <text:p>16502</text:p>
              </table:table-cell>
              <table:table-cell office:value-type="float" office:value="24696">
                <text:p>2469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1408">
                <text:p>11408</text:p>
              </table:table-cell>
              <table:table-cell office:value-type="float" office:value="15950">
                <text:p>15950</text:p>
              </table:table-cell>
              <table:table-cell office:value-type="float" office:value="22785">
                <text:p>2278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633">
                <text:p>10633</text:p>
              </table:table-cell>
              <table:table-cell office:value-type="float" office:value="16218">
                <text:p>16218</text:p>
              </table:table-cell>
              <table:table-cell office:value-type="float" office:value="26640">
                <text:p>26640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286">
                <text:p>11286</text:p>
              </table:table-cell>
              <table:table-cell office:value-type="float" office:value="17358">
                <text:p>17358</text:p>
              </table:table-cell>
              <table:table-cell office:value-type="float" office:value="28200">
                <text:p>2820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1319">
                <text:p>11319</text:p>
              </table:table-cell>
              <table:table-cell office:value-type="float" office:value="17575">
                <text:p>17575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1319">
                <text:p>11319</text:p>
              </table:table-cell>
              <table:table-cell office:value-type="float" office:value="17172">
                <text:p>17172</text:p>
              </table:table-cell>
              <table:table-cell office:value-type="float" office:value="30120">
                <text:p>3012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2870">
                <text:p>12870</text:p>
              </table:table-cell>
              <table:table-cell office:value-type="float" office:value="19656">
                <text:p>19656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3530">
                <text:p>13530</text:p>
              </table:table-cell>
              <table:table-cell office:value-type="float" office:value="20361">
                <text:p>20361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2144">
                <text:p>12144</text:p>
              </table:table-cell>
              <table:table-cell office:value-type="float" office:value="20592">
                <text:p>20592</text:p>
              </table:table-cell>
              <table:table-cell office:value-type="float" office:value="36960">
                <text:p>36960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4608">
                <text:p>14608</text:p>
              </table:table-cell>
              <table:table-cell office:value-type="float" office:value="21756">
                <text:p>21756</text:p>
              </table:table-cell>
              <table:table-cell office:value-type="float" office:value="36780">
                <text:p>36780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5390">
                <text:p>15390</text:p>
              </table:table-cell>
              <table:table-cell office:value-type="float" office:value="23328">
                <text:p>23328</text:p>
              </table:table-cell>
              <table:table-cell office:value-type="float" office:value="38880">
                <text:p>3888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5650">
                <text:p>15650</text:p>
              </table:table-cell>
              <table:table-cell office:value-type="float" office:value="24744">
                <text:p>24744</text:p>
              </table:table-cell>
              <table:table-cell office:value-type="float" office:value="41880">
                <text:p>4188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3936">
                <text:p>13936</text:p>
              </table:table-cell>
              <table:table-cell office:value-type="float" office:value="23688">
                <text:p>23688</text:p>
              </table:table-cell>
              <table:table-cell office:value-type="float" office:value="36960">
                <text:p>3696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4118">
                <text:p>14118</text:p>
              </table:table-cell>
              <table:table-cell office:value-type="float" office:value="24435">
                <text:p>24435</text:p>
              </table:table-cell>
              <table:table-cell office:value-type="float" office:value="41055">
                <text:p>41055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5055">
                <text:p>15055</text:p>
              </table:table-cell>
              <table:table-cell office:value-type="float" office:value="25775">
                <text:p>25775</text:p>
              </table:table-cell>
              <table:table-cell office:value-type="float" office:value="40365">
                <text:p>4036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378">
                <text:p>14378</text:p>
              </table:table-cell>
              <table:table-cell office:value-type="float" office:value="25128">
                <text:p>25128</text:p>
              </table:table-cell>
              <table:table-cell office:value-type="float" office:value="42504">
                <text:p>4250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6375">
                <text:p>16375</text:p>
              </table:table-cell>
              <table:table-cell office:value-type="float" office:value="24833">
                <text:p>24833</text:p>
              </table:table-cell>
              <table:table-cell office:value-type="float" office:value="42297">
                <text:p>42297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833">
                <text:p>16833</text:p>
              </table:table-cell>
              <table:table-cell office:value-type="float" office:value="26568">
                <text:p>26568</text:p>
              </table:table-cell>
              <table:table-cell office:value-type="float" office:value="44712">
                <text:p>4471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264">
                <text:p>16264</text:p>
              </table:table-cell>
              <table:table-cell office:value-type="float" office:value="27222">
                <text:p>27222</text:p>
              </table:table-cell>
              <table:table-cell office:value-type="float" office:value="48162">
                <text:p>4816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5897">
                <text:p>15897</text:p>
              </table:table-cell>
              <table:table-cell office:value-type="float" office:value="25903">
                <text:p>25903</text:p>
              </table:table-cell>
              <table:table-cell office:value-type="float" office:value="44383">
                <text:p>4438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919">
                <text:p>17919</text:p>
              </table:table-cell>
              <table:table-cell office:value-type="float" office:value="29506">
                <text:p>29506</text:p>
              </table:table-cell>
              <table:table-cell office:value-type="float" office:value="54156">
                <text:p>5415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9402">
                <text:p>19402</text:p>
              </table:table-cell>
              <table:table-cell office:value-type="float" office:value="31897">
                <text:p>31897</text:p>
              </table:table-cell>
              <table:table-cell office:value-type="float" office:value="58609">
                <text:p>5860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9063">
                <text:p>19063</text:p>
              </table:table-cell>
              <table:table-cell office:value-type="float" office:value="31771">
                <text:p>31771</text:p>
              </table:table-cell>
              <table:table-cell office:value-type="float" office:value="63428">
                <text:p>6342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8519">
                <text:p>18519</text:p>
              </table:table-cell>
              <table:table-cell office:value-type="float" office:value="33017">
                <text:p>33017</text:p>
              </table:table-cell>
              <table:table-cell office:value-type="float" office:value="68643">
                <text:p>6864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7991">
                <text:p>17991</text:p>
              </table:table-cell>
              <table:table-cell office:value-type="float" office:value="33963">
                <text:p>33963</text:p>
              </table:table-cell>
              <table:table-cell office:value-type="float" office:value="74287">
                <text:p>74287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7478">
                <text:p>17478</text:p>
              </table:table-cell>
              <table:table-cell office:value-type="float" office:value="35525">
                <text:p>35525</text:p>
              </table:table-cell>
              <table:table-cell office:value-type="float" office:value="80395">
                <text:p>8039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979">
                <text:p>16979</text:p>
              </table:table-cell>
              <table:table-cell office:value-type="float" office:value="37167">
                <text:p>37167</text:p>
              </table:table-cell>
              <table:table-cell office:value-type="float" office:value="87005">
                <text:p>8700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6495">
                <text:p>16495</text:p>
              </table:table-cell>
              <table:table-cell office:value-type="float" office:value="38672">
                <text:p>38672</text:p>
              </table:table-cell>
              <table:table-cell office:value-type="float" office:value="94159">
                <text:p>941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757.75">
                <text:p>6757.7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6888">
                <text:p>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1cm" svg:y="1.404cm" svg:width="30.90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3775">
                <text:p>19.377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20.38">
                <text:p>20.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8cm" svg:y="1.352cm" svg:width="31.36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8462243212859">
                <text:p>0.91846224321285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51996740243148">
                <text:p>0.95199674024314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461615267339">
                <text:p>0.9646161526733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5664998486517">
                <text:p>0.95566499848651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3833410969595">
                <text:p>0.97383341096959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4822521516748">
                <text:p>0.9348225215167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1224850923">
                <text:p>0.97122485092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89231369327317">
                <text:p>0.989231369327317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6360412958348">
                <text:p>0.92636041295834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4912369629172">
                <text:p>0.97491236962917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2616575616466">
                <text:p>0.98261657561646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00274784381347">
                <text:p>1.0027478438134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4931399865824">
                <text:p>1.0493139986582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9991134369341">
                <text:p>0.97999113436934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1938350293723">
                <text:p>0.96193835029372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3392438539191">
                <text:p>1.0339243853919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2258963644469">
                <text:p>1.0225896364446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80117214411142">
                <text:p>0.9801172144111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0768795144247">
                <text:p>0.970768795144247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5358344184028">
                <text:p>0.97535834418402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7074898960326">
                <text:p>1.0707489896032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426397557159">
                <text:p>1.0142639755715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0750452687002">
                <text:p>0.990750452687002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32805311143">
                <text:p>1.1032805311143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72354594460589">
                <text:p>0.97235459446058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230175786152">
                <text:p>1.0523017578615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6425179482495">
                <text:p>1.0642517948249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751040172218">
                <text:p>1.075104017221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982375982450573">
                <text:p>0.98237598245057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3736553136337">
                <text:p>1.0373655313633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2710896113584">
                <text:p>1.0271089611358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1692506429502">
                <text:p>0.98169250642950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2921177787625">
                <text:p>1.0292117778762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1961030248694">
                <text:p>1.1196103024869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2673612111138">
                <text:p>1.02673612111138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5337458540258">
                <text:p>1.0533745854025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491127632891">
                <text:p>1.0549112763289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1203781874298">
                <text:p>1.1120378187429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141044623348">
                <text:p>1.10141044623348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835639740506">
                <text:p>1.0183563974050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700329178361">
                <text:p>1.0270032917836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8380458935152">
                <text:p>1.0838045893515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942560502752">
                <text:p>1.1294256050275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2059164531969">
                <text:p>1.0205916453196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0455340514891">
                <text:p>1.045534051489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0.969332953123324">
                <text:p>0.969332953123324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02020180397685">
                <text:p>1.0202018039768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4143278665867">
                <text:p>1.0414327866586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16012327419769">
                <text:p>0.916012327419769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0388142791105">
                <text:p>1.00388142791105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0.992049987046304">
                <text:p>0.99204998704630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0.959943707371209">
                <text:p>0.95994370737120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15948667221991">
                <text:p>1.15948667221991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2967251841565">
                <text:p>1.0296725184156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2066767190673">
                <text:p>1.0206676719067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0.949613519167461">
                <text:p>0.949613519167461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2913561567976">
                <text:p>1.1291356156797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2898321502407">
                <text:p>1.1289832150240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5762702493075">
                <text:p>1.05762702493075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2913561567976">
                <text:p>1.1291356156797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8125410913872">
                <text:p>1.1812541091387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6585128543247">
                <text:p>1.1658512854324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6868372108873">
                <text:p>1.06868372108873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25817613221329">
                <text:p>1.2581761322132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89234891311843">
                <text:p>0.989234891311843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6675050930843">
                <text:p>1.16675050930843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9876782480761">
                <text:p>1.19876782480761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8780482947873">
                <text:p>1.0878048294787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16675050930843">
                <text:p>1.16675050930843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55076805990237">
                <text:p>0.955076805990237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24749625141822">
                <text:p>1.2474962514182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95606356331243">
                <text:p>0.99560635633124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0.995406914306487">
                <text:p>0.99540691430648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2857057679966">
                <text:p>1.285705767996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22071962459866">
                <text:p>1.2207196245986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18055474375543">
                <text:p>1.18055474375543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0.823024093015898">
                <text:p>0.82302409301589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0865.5">
                <text:p>30865.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2579.6666666667">
                <text:p>32579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